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mbria" svg:font-family="Cambria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10.807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2.115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3.524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6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s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 (months)</text:p>
          </table:table-cell>
          <table:table-cell office:value-type="string" calcext:value-type="string">
            <text:p>Mass (kg)</text:p>
          </table:table-cell>
          <table:table-cell table:style-name="Default" office:value-type="string" calcext:value-type="string">
            <text:p>WBV (cm³)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%Trab</text:p>
          </table:table-cell>
          <table:table-cell table:style-name="Default" office:value-type="string" calcext:value-type="string">
            <text:p>TC</text:p>
          </table:table-cell>
          <table:table-cell table:style-name="Default" office:value-type="string" calcext:value-type="string">
            <text:p>RMeanT</text:p>
          </table:table-cell>
          <table:table-cell table:style-name="Default" office:value-type="string" calcext:value-type="string">
            <text:p>RMaxT</text:p>
          </table:table-cell>
        </table:table-row>
        <table:table-row table:style-name="ro1">
          <table:table-cell office:value-type="string" calcext:value-type="string">
            <text:p>2013-1272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51.5" calcext:value-type="float">
            <text:p>51,5</text:p>
          </table:table-cell>
          <table:table-cell office:value-type="float" office:value="9.6867" calcext:value-type="float">
            <text:p>9,69</text:p>
          </table:table-cell>
          <table:table-cell office:value-type="float" office:value="61.39" calcext:value-type="float">
            <text:p>61,39</text:p>
          </table:table-cell>
          <table:table-cell office:value-type="float" office:value="60.004" calcext:value-type="float">
            <text:p>60,00</text:p>
          </table:table-cell>
          <table:table-cell office:value-type="float" office:value="48.821" calcext:value-type="float">
            <text:p>48,82</text:p>
          </table:table-cell>
          <table:table-cell office:value-type="float" office:value="5.8" calcext:value-type="float">
            <text:p>5,80</text:p>
          </table:table-cell>
          <table:table-cell table:style-name="ce2" office:value-type="float" office:value="37.7" calcext:value-type="float">
            <text:p>37,70</text:p>
          </table:table-cell>
        </table:table-row>
        <table:table-row table:style-name="ro1">
          <table:table-cell office:value-type="string" calcext:value-type="string">
            <text:p>2013-1273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13.4192" calcext:value-type="float">
            <text:p>13,42</text:p>
          </table:table-cell>
          <table:table-cell office:value-type="float" office:value="84.19" calcext:value-type="float">
            <text:p>84,19</text:p>
          </table:table-cell>
          <table:table-cell office:value-type="float" office:value="54.542" calcext:value-type="float">
            <text:p>54,54</text:p>
          </table:table-cell>
          <table:table-cell office:value-type="float" office:value="74.387" calcext:value-type="float">
            <text:p>74,39</text:p>
          </table:table-cell>
          <table:table-cell office:value-type="float" office:value="9.8" calcext:value-type="float">
            <text:p>9,80</text:p>
          </table:table-cell>
          <table:table-cell office:value-type="float" office:value="51.2" calcext:value-type="float">
            <text:p>51,20</text:p>
          </table:table-cell>
        </table:table-row>
        <table:table-row table:style-name="ro1">
          <table:table-cell office:value-type="string" calcext:value-type="string">
            <text:p>2013-1286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.9256" calcext:value-type="float">
            <text:p>8,93</text:p>
          </table:table-cell>
          <table:table-cell office:value-type="float" office:value="62.4" calcext:value-type="float">
            <text:p>62,4</text:p>
          </table:table-cell>
          <table:table-cell office:value-type="float" office:value="76.975" calcext:value-type="float">
            <text:p>76,98</text:p>
          </table:table-cell>
          <table:table-cell office:value-type="float" office:value="56.095" calcext:value-type="float">
            <text:p>56,10</text:p>
          </table:table-cell>
          <table:table-cell office:value-type="float" office:value="3" calcext:value-type="float">
            <text:p>3,00</text:p>
          </table:table-cell>
          <table:table-cell office:value-type="float" office:value="16.4" calcext:value-type="float">
            <text:p>16,40</text:p>
          </table:table-cell>
        </table:table-row>
        <table:table-row table:style-name="ro1">
          <table:table-cell office:value-type="string" calcext:value-type="string">
            <text:p>2013-1287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1024" calcext:value-type="float">
            <text:p>1,10</text:p>
          </table:table-cell>
          <table:table-cell office:value-type="float" office:value="71.91" calcext:value-type="float">
            <text:p>71,91</text:p>
          </table:table-cell>
          <table:table-cell office:value-type="float" office:value="64.62" calcext:value-type="float">
            <text:p>64,62</text:p>
          </table:table-cell>
          <table:table-cell office:value-type="float" office:value="62.321" calcext:value-type="float">
            <text:p>62,32</text:p>
          </table:table-cell>
          <table:table-cell office:value-type="float" office:value="7.1" calcext:value-type="float">
            <text:p>7,1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string" calcext:value-type="string">
            <text:p>2017-576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,5</text:p>
          </table:table-cell>
          <table:table-cell/>
          <table:table-cell office:value-type="float" office:value="11.6355" calcext:value-type="float">
            <text:p>11,64</text:p>
          </table:table-cell>
          <table:table-cell office:value-type="float" office:value="89.41" calcext:value-type="float">
            <text:p>89,41</text:p>
          </table:table-cell>
          <table:table-cell office:value-type="float" office:value="48.96" calcext:value-type="float">
            <text:p>48,96</text:p>
          </table:table-cell>
          <table:table-cell office:value-type="float" office:value="80.527" calcext:value-type="float">
            <text:p>80,53</text:p>
          </table:table-cell>
          <table:table-cell office:value-type="float" office:value="12.3" calcext:value-type="float">
            <text:p>12,30</text:p>
          </table:table-cell>
          <table:table-cell office:value-type="float" office:value="48.9" calcext:value-type="float">
            <text:p>48,90</text:p>
          </table:table-cell>
        </table:table-row>
        <table:table-row table:style-name="ro1">
          <table:table-cell office:value-type="string" calcext:value-type="string">
            <text:p>2017-578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.1145" calcext:value-type="float">
            <text:p>10,11</text:p>
          </table:table-cell>
          <table:table-cell office:value-type="float" office:value="87.63" calcext:value-type="float">
            <text:p>87,63</text:p>
          </table:table-cell>
          <table:table-cell office:value-type="float" office:value="50.795" calcext:value-type="float">
            <text:p>50,80</text:p>
          </table:table-cell>
          <table:table-cell office:value-type="float" office:value="78.25" calcext:value-type="float">
            <text:p>78,25</text:p>
          </table:table-cell>
          <table:table-cell office:value-type="float" office:value="11.3" calcext:value-type="float">
            <text:p>11,30</text:p>
          </table:table-cell>
          <table:table-cell office:value-type="float" office:value="45.8" calcext:value-type="float">
            <text:p>45,80</text:p>
          </table:table-cell>
        </table:table-row>
        <table:table-row table:style-name="ro1">
          <table:table-cell office:value-type="string" calcext:value-type="string">
            <text:p>2017-579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.7647" calcext:value-type="float">
            <text:p>9,76</text:p>
          </table:table-cell>
          <table:table-cell office:value-type="float" office:value="90.6" calcext:value-type="float">
            <text:p>90,6</text:p>
          </table:table-cell>
          <table:table-cell office:value-type="float" office:value="46.758" calcext:value-type="float">
            <text:p>46,76</text:p>
          </table:table-cell>
          <table:table-cell office:value-type="float" office:value="81.841" calcext:value-type="float">
            <text:p>81,84</text:p>
          </table:table-cell>
          <table:table-cell office:value-type="float" office:value="13.9" calcext:value-type="float">
            <text:p>13,90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string" calcext:value-type="string">
            <text:p>2017-580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float" office:value="11.4836" calcext:value-type="float">
            <text:p>11,48</text:p>
          </table:table-cell>
          <table:table-cell office:value-type="float" office:value="91.99" calcext:value-type="float">
            <text:p>91,99</text:p>
          </table:table-cell>
          <table:table-cell office:value-type="float" office:value="41.516" calcext:value-type="float">
            <text:p>41,52</text:p>
          </table:table-cell>
          <table:table-cell office:value-type="float" office:value="82.664" calcext:value-type="float">
            <text:p>82,66</text:p>
          </table:table-cell>
          <table:table-cell office:value-type="float" office:value="16.5" calcext:value-type="float">
            <text:p>16,50</text:p>
          </table:table-cell>
          <table:table-cell office:value-type="float" office:value="59.7" calcext:value-type="float">
            <text:p>59,70</text:p>
          </table:table-cell>
        </table:table-row>
        <table:table-row table:style-name="ro1">
          <table:table-cell office:value-type="string" calcext:value-type="string">
            <text:p>2017-581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.5266" calcext:value-type="float">
            <text:p>9,53</text:p>
          </table:table-cell>
          <table:table-cell office:value-type="float" office:value="83.22" calcext:value-type="float">
            <text:p>83,22</text:p>
          </table:table-cell>
          <table:table-cell office:value-type="float" office:value="57.421" calcext:value-type="float">
            <text:p>57,42</text:p>
          </table:table-cell>
          <table:table-cell office:value-type="float" office:value="74.004" calcext:value-type="float">
            <text:p>74,00</text:p>
          </table:table-cell>
          <table:table-cell office:value-type="float" office:value="8.6" calcext:value-type="float">
            <text:p>8,60</text:p>
          </table:table-cell>
          <table:table-cell office:value-type="float" office:value="57.2" calcext:value-type="float">
            <text:p>57,20</text:p>
          </table:table-cell>
        </table:table-row>
        <table:table-row table:style-name="ro1">
          <table:table-cell office:value-type="string" calcext:value-type="string">
            <text:p>2013-1257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4.1325" calcext:value-type="float">
            <text:p>14,13</text:p>
          </table:table-cell>
          <table:table-cell office:value-type="float" office:value="75.56" calcext:value-type="float">
            <text:p>75,56</text:p>
          </table:table-cell>
          <table:table-cell office:value-type="float" office:value="60.32" calcext:value-type="float">
            <text:p>60,32</text:p>
          </table:table-cell>
          <table:table-cell office:value-type="float" office:value="65.093" calcext:value-type="float">
            <text:p>65,09</text:p>
          </table:table-cell>
          <table:table-cell office:value-type="float" office:value="7.4" calcext:value-type="float">
            <text:p>7,40</text:p>
          </table:table-cell>
          <table:table-cell office:value-type="float" office:value="45.1" calcext:value-type="float">
            <text:p>45,10</text:p>
          </table:table-cell>
        </table:table-row>
        <table:table-row table:style-name="ro1">
          <table:table-cell office:value-type="string" calcext:value-type="string">
            <text:p>2013-1258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6.1501" calcext:value-type="float">
            <text:p>16,15</text:p>
          </table:table-cell>
          <table:table-cell office:value-type="float" office:value="72.38" calcext:value-type="float">
            <text:p>72,38</text:p>
          </table:table-cell>
          <table:table-cell office:value-type="float" office:value="65.78" calcext:value-type="float">
            <text:p>65,78</text:p>
          </table:table-cell>
          <table:table-cell office:value-type="float" office:value="63.29" calcext:value-type="float">
            <text:p>63,29</text:p>
          </table:table-cell>
          <table:table-cell office:value-type="float" office:value="5.9" calcext:value-type="float">
            <text:p>5,90</text:p>
          </table:table-cell>
          <table:table-cell office:value-type="float" office:value="41.1" calcext:value-type="float">
            <text:p>41,10</text:p>
          </table:table-cell>
        </table:table-row>
        <table:table-row table:style-name="ro1">
          <table:table-cell office:value-type="string" calcext:value-type="string">
            <text:p>2013-1263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112.5" calcext:value-type="float">
            <text:p>112,5</text:p>
          </table:table-cell>
          <table:table-cell office:value-type="float" office:value="15.6551" calcext:value-type="float">
            <text:p>15,66</text:p>
          </table:table-cell>
          <table:table-cell office:value-type="float" office:value="80" calcext:value-type="float">
            <text:p>80</text:p>
          </table:table-cell>
          <table:table-cell office:value-type="float" office:value="63.553" calcext:value-type="float">
            <text:p>63,55</text:p>
          </table:table-cell>
          <table:table-cell office:value-type="float" office:value="71.768" calcext:value-type="float">
            <text:p>71,77</text:p>
          </table:table-cell>
          <table:table-cell office:value-type="float" office:value="7" calcext:value-type="float">
            <text:p>7,00</text:p>
          </table:table-cell>
          <table:table-cell office:value-type="float" office:value="48.2" calcext:value-type="float">
            <text:p>48,20</text:p>
          </table:table-cell>
        </table:table-row>
        <table:table-row table:style-name="ro1">
          <table:table-cell office:value-type="string" calcext:value-type="string">
            <text:p>2013-1264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60.8" calcext:value-type="float">
            <text:p>60,8</text:p>
          </table:table-cell>
          <table:table-cell office:value-type="float" office:value="13.3698" calcext:value-type="float">
            <text:p>13,37</text:p>
          </table:table-cell>
          <table:table-cell office:value-type="float" office:value="71.74" calcext:value-type="float">
            <text:p>71,74</text:p>
          </table:table-cell>
          <table:table-cell office:value-type="float" office:value="58.461" calcext:value-type="float">
            <text:p>58,46</text:p>
          </table:table-cell>
          <table:table-cell office:value-type="float" office:value="59.742" calcext:value-type="float">
            <text:p>59,74</text:p>
          </table:table-cell>
          <table:table-cell office:value-type="float" office:value="7.7" calcext:value-type="float">
            <text:p>7,70</text:p>
          </table:table-cell>
          <table:table-cell office:value-type="float" office:value="55.1" calcext:value-type="float">
            <text:p>55,10</text:p>
          </table:table-cell>
        </table:table-row>
        <table:table-row table:style-name="ro1">
          <table:table-cell office:value-type="string" calcext:value-type="string">
            <text:p>2013-1270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7.121" calcext:value-type="float">
            <text:p>17,12</text:p>
          </table:table-cell>
          <table:table-cell office:value-type="float" office:value="75.35" calcext:value-type="float">
            <text:p>75,35</text:p>
          </table:table-cell>
          <table:table-cell office:value-type="float" office:value="59.958" calcext:value-type="float">
            <text:p>59,96</text:p>
          </table:table-cell>
          <table:table-cell office:value-type="float" office:value="64.695" calcext:value-type="float">
            <text:p>64,70</text:p>
          </table:table-cell>
          <table:table-cell office:value-type="float" office:value="7.6" calcext:value-type="float">
            <text:p>7,6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string" calcext:value-type="string">
            <text:p>2013-1285</text:p>
          </table:table-cell>
          <table:table-cell office:value-type="string" calcext:value-type="string">
            <text:p>hunted</text:p>
          </table:table-cell>
          <table:table-cell office:value-type="string" calcext:value-type="string">
            <text:p>Compiègne</text:p>
          </table:table-cell>
          <table:table-cell office:value-type="string" calcext:value-type="string">
            <text:p>F</text:p>
          </table:table-cell>
          <table:table-cell office:value-type="float" office:value="17.5" calcext:value-type="float">
            <text:p>17,5</text:p>
          </table:table-cell>
          <table:table-cell office:value-type="float" office:value="61.2" calcext:value-type="float">
            <text:p>61,2</text:p>
          </table:table-cell>
          <table:table-cell office:value-type="float" office:value="11.4106" calcext:value-type="float">
            <text:p>11,41</text:p>
          </table:table-cell>
          <table:table-cell office:value-type="float" office:value="70.62" calcext:value-type="float">
            <text:p>70,62</text:p>
          </table:table-cell>
          <table:table-cell office:value-type="float" office:value="52.289" calcext:value-type="float">
            <text:p>52,29</text:p>
          </table:table-cell>
          <table:table-cell office:value-type="float" office:value="55.688" calcext:value-type="float">
            <text:p>55,69</text:p>
          </table:table-cell>
          <table:table-cell office:value-type="float" office:value="8.5" calcext:value-type="float">
            <text:p>8,50</text:p>
          </table:table-cell>
          <table:table-cell office:value-type="float" office:value="48.3" calcext:value-type="float">
            <text:p>48,30</text:p>
          </table:table-cell>
        </table:table-row>
        <table:table-row table:style-name="ro1">
          <table:table-cell office:value-type="string" calcext:value-type="string">
            <text:p>Pradat17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radat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2.426" calcext:value-type="float">
            <text:p>12,43</text:p>
          </table:table-cell>
          <table:table-cell office:value-type="float" office:value="82.68" calcext:value-type="float">
            <text:p>82,68</text:p>
          </table:table-cell>
          <table:table-cell office:value-type="float" office:value="52.218" calcext:value-type="float">
            <text:p>52,22</text:p>
          </table:table-cell>
          <table:table-cell office:value-type="float" office:value="71.37" calcext:value-type="float">
            <text:p>71,37</text:p>
          </table:table-cell>
          <table:table-cell office:value-type="float" office:value="10.1" calcext:value-type="float">
            <text:p>10,10</text:p>
          </table:table-cell>
          <table:table-cell office:value-type="float" office:value="55.5" calcext:value-type="float">
            <text:p>55,50</text:p>
          </table:table-cell>
        </table:table-row>
        <table:table-row table:style-name="ro1">
          <table:table-cell office:value-type="string" calcext:value-type="string">
            <text:p>Pradat18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radat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.054" calcext:value-type="float">
            <text:p>13,05</text:p>
          </table:table-cell>
          <table:table-cell office:value-type="float" office:value="81.68" calcext:value-type="float">
            <text:p>81,68</text:p>
          </table:table-cell>
          <table:table-cell office:value-type="float" office:value="58.297" calcext:value-type="float">
            <text:p>58,30</text:p>
          </table:table-cell>
          <table:table-cell office:value-type="float" office:value="72.222" calcext:value-type="float">
            <text:p>72,22</text:p>
          </table:table-cell>
          <table:table-cell office:value-type="float" office:value="8.6" calcext:value-type="float">
            <text:p>8,60</text:p>
          </table:table-cell>
          <table:table-cell office:value-type="float" office:value="49.2" calcext:value-type="float">
            <text:p>49,20</text:p>
          </table:table-cell>
        </table:table-row>
        <table:table-row table:style-name="ro1">
          <table:table-cell office:value-type="string" calcext:value-type="string">
            <text:p>Pradat1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radat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.7957" calcext:value-type="float">
            <text:p>12,80</text:p>
          </table:table-cell>
          <table:table-cell office:value-type="float" office:value="82.88" calcext:value-type="float">
            <text:p>82,88</text:p>
          </table:table-cell>
          <table:table-cell office:value-type="float" office:value="58.048" calcext:value-type="float">
            <text:p>58,05</text:p>
          </table:table-cell>
          <table:table-cell office:value-type="float" office:value="73.751" calcext:value-type="float">
            <text:p>73,75</text:p>
          </table:table-cell>
          <table:table-cell office:value-type="float" office:value="8.6" calcext:value-type="float">
            <text:p>8,60</text:p>
          </table:table-cell>
          <table:table-cell office:value-type="float" office:value="50.1" calcext:value-type="float">
            <text:p>50,10</text:p>
          </table:table-cell>
        </table:table-row>
        <table:table-row table:style-name="ro1">
          <table:table-cell office:value-type="string" calcext:value-type="string">
            <text:p>Pradat1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radat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9.2845" calcext:value-type="float">
            <text:p>19,28</text:p>
          </table:table-cell>
          <table:table-cell office:value-type="float" office:value="83.09" calcext:value-type="float">
            <text:p>83,09</text:p>
          </table:table-cell>
          <table:table-cell office:value-type="float" office:value="46.135" calcext:value-type="float">
            <text:p>46,14</text:p>
          </table:table-cell>
          <table:table-cell office:value-type="float" office:value="69.395" calcext:value-type="float">
            <text:p>69,40</text:p>
          </table:table-cell>
          <table:table-cell office:value-type="float" office:value="12.7" calcext:value-type="float">
            <text:p>12,70</text:p>
          </table:table-cell>
          <table:table-cell office:value-type="float" office:value="47.7" calcext:value-type="float">
            <text:p>47,70</text:p>
          </table:table-cell>
        </table:table-row>
        <table:table-row table:style-name="ro1">
          <table:table-cell office:value-type="string" calcext:value-type="string">
            <text:p>Pradat18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radat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2.0291" calcext:value-type="float">
            <text:p>12,03</text:p>
          </table:table-cell>
          <table:table-cell office:value-type="float" office:value="87.21" calcext:value-type="float">
            <text:p>87,21</text:p>
          </table:table-cell>
          <table:table-cell office:value-type="float" office:value="48.87" calcext:value-type="float">
            <text:p>48,87</text:p>
          </table:table-cell>
          <table:table-cell office:value-type="float" office:value="76.912" calcext:value-type="float">
            <text:p>76,91</text:p>
          </table:table-cell>
          <table:table-cell office:value-type="float" office:value="12.2" calcext:value-type="float">
            <text:p>12,20</text:p>
          </table:table-cell>
          <table:table-cell office:value-type="float" office:value="52" calcext:value-type="float">
            <text:p>52,00</text:p>
          </table:table-cell>
        </table:table-row>
        <table:table-row table:style-name="ro1">
          <table:table-cell office:value-type="string" calcext:value-type="string">
            <text:p>2017-55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12.5933" calcext:value-type="float">
            <text:p>12,59</text:p>
          </table:table-cell>
          <table:table-cell office:value-type="float" office:value="91.2" calcext:value-type="float">
            <text:p>91,2</text:p>
          </table:table-cell>
          <table:table-cell office:value-type="float" office:value="55.682" calcext:value-type="float">
            <text:p>55,68</text:p>
          </table:table-cell>
          <table:table-cell office:value-type="float" office:value="85.238" calcext:value-type="float">
            <text:p>85,24</text:p>
          </table:table-cell>
          <table:table-cell office:value-type="float" office:value="10.3" calcext:value-type="float">
            <text:p>10,30</text:p>
          </table:table-cell>
          <table:table-cell office:value-type="float" office:value="46.2" calcext:value-type="float">
            <text:p>46,20</text:p>
          </table:table-cell>
        </table:table-row>
        <table:table-row table:style-name="ro1">
          <table:table-cell office:value-type="string" calcext:value-type="string">
            <text:p>2017-558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6.7682" calcext:value-type="float">
            <text:p>16,77</text:p>
          </table:table-cell>
          <table:table-cell office:value-type="float" office:value="92.29" calcext:value-type="float">
            <text:p>92,29</text:p>
          </table:table-cell>
          <table:table-cell office:value-type="float" office:value="63.57" calcext:value-type="float">
            <text:p>63,57</text:p>
          </table:table-cell>
          <table:table-cell office:value-type="float" office:value="88.383" calcext:value-type="float">
            <text:p>88,38</text:p>
          </table:table-cell>
          <table:table-cell office:value-type="float" office:value="8" calcext:value-type="float">
            <text:p>8,00</text:p>
          </table:table-cell>
          <table:table-cell office:value-type="float" office:value="41.8" calcext:value-type="float">
            <text:p>41,80</text:p>
          </table:table-cell>
        </table:table-row>
        <table:table-row table:style-name="ro1">
          <table:table-cell office:value-type="string" calcext:value-type="string">
            <text:p>2017-56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5.8931" calcext:value-type="float">
            <text:p>15,89</text:p>
          </table:table-cell>
          <table:table-cell office:value-type="float" office:value="83.4" calcext:value-type="float">
            <text:p>83,4</text:p>
          </table:table-cell>
          <table:table-cell office:value-type="float" office:value="63.128" calcext:value-type="float">
            <text:p>63,13</text:p>
          </table:table-cell>
          <table:table-cell office:value-type="float" office:value="76.025" calcext:value-type="float">
            <text:p>76,03</text:p>
          </table:table-cell>
          <table:table-cell office:value-type="float" office:value="7.6" calcext:value-type="float">
            <text:p>7,60</text:p>
          </table:table-cell>
          <table:table-cell office:value-type="float" office:value="42.7" calcext:value-type="float">
            <text:p>42,70</text:p>
          </table:table-cell>
        </table:table-row>
        <table:table-row table:style-name="ro1">
          <table:table-cell office:value-type="string" calcext:value-type="string">
            <text:p>2017-563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91.5" calcext:value-type="float">
            <text:p>91,5</text:p>
          </table:table-cell>
          <table:table-cell office:value-type="float" office:value="15.3032" calcext:value-type="float">
            <text:p>15,30</text:p>
          </table:table-cell>
          <table:table-cell office:value-type="float" office:value="87.43" calcext:value-type="float">
            <text:p>87,43</text:p>
          </table:table-cell>
          <table:table-cell office:value-type="float" office:value="64.877" calcext:value-type="float">
            <text:p>64,88</text:p>
          </table:table-cell>
          <table:table-cell office:value-type="float" office:value="81.854" calcext:value-type="float">
            <text:p>81,85</text:p>
          </table:table-cell>
          <table:table-cell office:value-type="float" office:value="7" calcext:value-type="float">
            <text:p>7,00</text:p>
          </table:table-cell>
          <table:table-cell office:value-type="float" office:value="45.3" calcext:value-type="float">
            <text:p>45,30</text:p>
          </table:table-cell>
        </table:table-row>
        <table:table-row table:style-name="ro1">
          <table:table-cell office:value-type="string" calcext:value-type="string">
            <text:p>2017-564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3.5458" calcext:value-type="float">
            <text:p>13,55</text:p>
          </table:table-cell>
          <table:table-cell office:value-type="float" office:value="92.17" calcext:value-type="float">
            <text:p>92,17</text:p>
          </table:table-cell>
          <table:table-cell office:value-type="float" office:value="50.652" calcext:value-type="float">
            <text:p>50,65</text:p>
          </table:table-cell>
          <table:table-cell office:value-type="float" office:value="85.634" calcext:value-type="float">
            <text:p>85,63</text:p>
          </table:table-cell>
          <table:table-cell office:value-type="float" office:value="11.3" calcext:value-type="float">
            <text:p>11,30</text:p>
          </table:table-cell>
          <table:table-cell office:value-type="float" office:value="46.3" calcext:value-type="float">
            <text:p>46,30</text:p>
          </table:table-cell>
        </table:table-row>
        <table:table-row table:style-name="ro1">
          <table:table-cell office:value-type="string" calcext:value-type="string">
            <text:p>2017-568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1.7448" calcext:value-type="float">
            <text:p>11,74</text:p>
          </table:table-cell>
          <table:table-cell office:value-type="float" office:value="82.43" calcext:value-type="float">
            <text:p>82,43</text:p>
          </table:table-cell>
          <table:table-cell office:value-type="float" office:value="66.23" calcext:value-type="float">
            <text:p>66,23</text:p>
          </table:table-cell>
          <table:table-cell office:value-type="float" office:value="75.648" calcext:value-type="float">
            <text:p>75,65</text:p>
          </table:table-cell>
          <table:table-cell office:value-type="float" office:value="6.2" calcext:value-type="float">
            <text:p>6,20</text:p>
          </table:table-cell>
          <table:table-cell office:value-type="float" office:value="30.9" calcext:value-type="float">
            <text:p>30,90</text:p>
          </table:table-cell>
        </table:table-row>
        <table:table-row table:style-name="ro1">
          <table:table-cell office:value-type="string" calcext:value-type="string">
            <text:p>2017-570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0.7985" calcext:value-type="float">
            <text:p>10,80</text:p>
          </table:table-cell>
          <table:table-cell office:value-type="float" office:value="88.2" calcext:value-type="float">
            <text:p>88,2</text:p>
          </table:table-cell>
          <table:table-cell office:value-type="float" office:value="61.246" calcext:value-type="float">
            <text:p>61,25</text:p>
          </table:table-cell>
          <table:table-cell office:value-type="float" office:value="82.077" calcext:value-type="float">
            <text:p>82,08</text:p>
          </table:table-cell>
          <table:table-cell office:value-type="float" office:value="8.8" calcext:value-type="float">
            <text:p>8,80</text:p>
          </table:table-cell>
          <table:table-cell office:value-type="float" office:value="44.7" calcext:value-type="float">
            <text:p>44,70</text:p>
          </table:table-cell>
        </table:table-row>
        <table:table-row table:style-name="ro1">
          <table:table-cell office:value-type="string" calcext:value-type="string">
            <text:p>2017-572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90.5" calcext:value-type="float">
            <text:p>90,5</text:p>
          </table:table-cell>
          <table:table-cell office:value-type="float" office:value="15.1515" calcext:value-type="float">
            <text:p>15,15</text:p>
          </table:table-cell>
          <table:table-cell office:value-type="float" office:value="78.8" calcext:value-type="float">
            <text:p>78,8</text:p>
          </table:table-cell>
          <table:table-cell office:value-type="float" office:value="63.042" calcext:value-type="float">
            <text:p>63,04</text:p>
          </table:table-cell>
          <table:table-cell office:value-type="float" office:value="70.092" calcext:value-type="float">
            <text:p>70,09</text:p>
          </table:table-cell>
          <table:table-cell office:value-type="float" office:value="7.1" calcext:value-type="float">
            <text:p>7,10</text:p>
          </table:table-cell>
          <table:table-cell office:value-type="float" office:value="40.1" calcext:value-type="float">
            <text:p>40,10</text:p>
          </table:table-cell>
        </table:table-row>
        <table:table-row table:style-name="ro1">
          <table:table-cell office:value-type="string" calcext:value-type="string">
            <text:p>2017-573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86.5" calcext:value-type="float">
            <text:p>86,5</text:p>
          </table:table-cell>
          <table:table-cell office:value-type="float" office:value="16.3438" calcext:value-type="float">
            <text:p>16,34</text:p>
          </table:table-cell>
          <table:table-cell office:value-type="float" office:value="81.89" calcext:value-type="float">
            <text:p>81,89</text:p>
          </table:table-cell>
          <table:table-cell office:value-type="float" office:value="66.305" calcext:value-type="float">
            <text:p>66,31</text:p>
          </table:table-cell>
          <table:table-cell office:value-type="float" office:value="74.992" calcext:value-type="float">
            <text:p>74,99</text:p>
          </table:table-cell>
          <table:table-cell office:value-type="float" office:value="6.7" calcext:value-type="float">
            <text:p>6,7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string" calcext:value-type="string">
            <text:p>2017-8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53.5" calcext:value-type="float">
            <text:p>53,5</text:p>
          </table:table-cell>
          <table:table-cell office:value-type="float" office:value="13.5475" calcext:value-type="float">
            <text:p>13,55</text:p>
          </table:table-cell>
          <table:table-cell office:value-type="float" office:value="88.15" calcext:value-type="float">
            <text:p>88,15</text:p>
          </table:table-cell>
          <table:table-cell office:value-type="float" office:value="65.855" calcext:value-type="float">
            <text:p>65,86</text:p>
          </table:table-cell>
          <table:table-cell office:value-type="float" office:value="83.042" calcext:value-type="float">
            <text:p>83,04</text:p>
          </table:table-cell>
          <table:table-cell office:value-type="float" office:value="6.7" calcext:value-type="float">
            <text:p>6,70</text:p>
          </table:table-cell>
          <table:table-cell office:value-type="float" office:value="42.9" calcext:value-type="float">
            <text:p>42,90</text:p>
          </table:table-cell>
        </table:table-row>
        <table:table-row table:style-name="ro1">
          <table:table-cell office:value-type="string" calcext:value-type="string">
            <text:p>2017-554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12.9451" calcext:value-type="float">
            <text:p>12,95</text:p>
          </table:table-cell>
          <table:table-cell office:value-type="float" office:value="90.31" calcext:value-type="float">
            <text:p>90,31</text:p>
          </table:table-cell>
          <table:table-cell office:value-type="float" office:value="63.613" calcext:value-type="float">
            <text:p>63,61</text:p>
          </table:table-cell>
          <table:table-cell office:value-type="float" office:value="85.565" calcext:value-type="float">
            <text:p>85,57</text:p>
          </table:table-cell>
          <table:table-cell office:value-type="float" office:value="7.9" calcext:value-type="float">
            <text:p>7,90</text:p>
          </table:table-cell>
          <table:table-cell office:value-type="float" office:value="30.3" calcext:value-type="float">
            <text:p>30,30</text:p>
          </table:table-cell>
        </table:table-row>
        <table:table-row table:style-name="ro1">
          <table:table-cell office:value-type="string" calcext:value-type="string">
            <text:p>2017-554unnumb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11.9121" calcext:value-type="float">
            <text:p>11,91</text:p>
          </table:table-cell>
          <table:table-cell office:value-type="float" office:value="90.32" calcext:value-type="float">
            <text:p>90,32</text:p>
          </table:table-cell>
          <table:table-cell office:value-type="float" office:value="63.742" calcext:value-type="float">
            <text:p>63,74</text:p>
          </table:table-cell>
          <table:table-cell office:value-type="float" office:value="85.601" calcext:value-type="float">
            <text:p>85,60</text:p>
          </table:table-cell>
          <table:table-cell office:value-type="float" office:value="7.8" calcext:value-type="float">
            <text:p>7,80</text:p>
          </table:table-cell>
          <table:table-cell office:value-type="float" office:value="34" calcext:value-type="float">
            <text:p>34,00</text:p>
          </table:table-cell>
        </table:table-row>
        <table:table-row table:style-name="ro1">
          <table:table-cell office:value-type="string" calcext:value-type="string">
            <text:p>2017-555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10.4705" calcext:value-type="float">
            <text:p>10,47</text:p>
          </table:table-cell>
          <table:table-cell office:value-type="float" office:value="91.79" calcext:value-type="float">
            <text:p>91,79</text:p>
          </table:table-cell>
          <table:table-cell office:value-type="float" office:value="59.116" calcext:value-type="float">
            <text:p>59,12</text:p>
          </table:table-cell>
          <table:table-cell office:value-type="float" office:value="86.864" calcext:value-type="float">
            <text:p>86,86</text:p>
          </table:table-cell>
          <table:table-cell office:value-type="float" office:value="9.4" calcext:value-type="float">
            <text:p>9,40</text:p>
          </table:table-cell>
          <table:table-cell office:value-type="float" office:value="43.6" calcext:value-type="float">
            <text:p>43,60</text:p>
          </table:table-cell>
        </table:table-row>
        <table:table-row table:style-name="ro1">
          <table:table-cell office:value-type="string" calcext:value-type="string">
            <text:p>2017-556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53.5" calcext:value-type="float">
            <text:p>53,5</text:p>
          </table:table-cell>
          <table:table-cell office:value-type="float" office:value="10.8782" calcext:value-type="float">
            <text:p>10,88</text:p>
          </table:table-cell>
          <table:table-cell office:value-type="float" office:value="91.79" calcext:value-type="float">
            <text:p>91,79</text:p>
          </table:table-cell>
          <table:table-cell office:value-type="float" office:value="61.332" calcext:value-type="float">
            <text:p>61,33</text:p>
          </table:table-cell>
          <table:table-cell office:value-type="float" office:value="87.279" calcext:value-type="float">
            <text:p>87,28</text:p>
          </table:table-cell>
          <table:table-cell office:value-type="float" office:value="8.6" calcext:value-type="float">
            <text:p>8,60</text:p>
          </table:table-cell>
          <table:table-cell office:value-type="float" office:value="44.5" calcext:value-type="float">
            <text:p>44,50</text:p>
          </table:table-cell>
        </table:table-row>
        <table:table-row table:style-name="ro1">
          <table:table-cell office:value-type="string" calcext:value-type="string">
            <text:p>2017-559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6.5" calcext:value-type="float">
            <text:p>66,5</text:p>
          </table:table-cell>
          <table:table-cell office:value-type="float" office:value="11.1114" calcext:value-type="float">
            <text:p>11,11</text:p>
          </table:table-cell>
          <table:table-cell office:value-type="float" office:value="77.46" calcext:value-type="float">
            <text:p>77,46</text:p>
          </table:table-cell>
          <table:table-cell office:value-type="float" office:value="70.482" calcext:value-type="float">
            <text:p>70,48</text:p>
          </table:table-cell>
          <table:table-cell office:value-type="float" office:value="70.784" calcext:value-type="float">
            <text:p>70,78</text:p>
          </table:table-cell>
          <table:table-cell office:value-type="float" office:value="5.5" calcext:value-type="float">
            <text:p>5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string" calcext:value-type="string">
            <text:p>2017-560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17.7511" calcext:value-type="float">
            <text:p>17,75</text:p>
          </table:table-cell>
          <table:table-cell office:value-type="float" office:value="81.92" calcext:value-type="float">
            <text:p>81,92</text:p>
          </table:table-cell>
          <table:table-cell office:value-type="float" office:value="69.32" calcext:value-type="float">
            <text:p>69,32</text:p>
          </table:table-cell>
          <table:table-cell office:value-type="float" office:value="75.846" calcext:value-type="float">
            <text:p>75,85</text:p>
          </table:table-cell>
          <table:table-cell office:value-type="float" office:value="5.9" calcext:value-type="float">
            <text:p>5,90</text:p>
          </table:table-cell>
          <table:table-cell office:value-type="float" office:value="35.6" calcext:value-type="float">
            <text:p>35,60</text:p>
          </table:table-cell>
        </table:table-row>
        <table:table-row table:style-name="ro1">
          <table:table-cell office:value-type="string" calcext:value-type="string">
            <text:p>2017-562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4.747" calcext:value-type="float">
            <text:p>14,75</text:p>
          </table:table-cell>
          <table:table-cell office:value-type="float" office:value="89.87" calcext:value-type="float">
            <text:p>89,87</text:p>
          </table:table-cell>
          <table:table-cell office:value-type="float" office:value="56.596" calcext:value-type="float">
            <text:p>56,60</text:p>
          </table:table-cell>
          <table:table-cell office:value-type="float" office:value="83.386" calcext:value-type="float">
            <text:p>83,39</text:p>
          </table:table-cell>
          <table:table-cell office:value-type="float" office:value="10.5" calcext:value-type="float">
            <text:p>10,50</text:p>
          </table:table-cell>
          <table:table-cell office:value-type="float" office:value="45.2" calcext:value-type="float">
            <text:p>45,20</text:p>
          </table:table-cell>
        </table:table-row>
        <table:table-row table:style-name="ro1">
          <table:table-cell office:value-type="string" calcext:value-type="string">
            <text:p>2017-569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1.5" calcext:value-type="float">
            <text:p>61,5</text:p>
          </table:table-cell>
          <table:table-cell office:value-type="float" office:value="11.2809" calcext:value-type="float">
            <text:p>11,28</text:p>
          </table:table-cell>
          <table:table-cell office:value-type="float" office:value="72.96" calcext:value-type="float">
            <text:p>72,96</text:p>
          </table:table-cell>
          <table:table-cell office:value-type="float" office:value="69.866" calcext:value-type="float">
            <text:p>69,87</text:p>
          </table:table-cell>
          <table:table-cell office:value-type="float" office:value="65.34" calcext:value-type="float">
            <text:p>65,34</text:p>
          </table:table-cell>
          <table:table-cell office:value-type="float" office:value="4.7" calcext:value-type="float">
            <text:p>4,70</text:p>
          </table:table-cell>
          <table:table-cell office:value-type="float" office:value="20.7" calcext:value-type="float">
            <text:p>20,70</text:p>
          </table:table-cell>
        </table:table-row>
        <table:table-row table:style-name="ro1">
          <table:table-cell office:value-type="string" calcext:value-type="string">
            <text:p>2017-571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77.5" calcext:value-type="float">
            <text:p>77,5</text:p>
          </table:table-cell>
          <table:table-cell office:value-type="float" office:value="13.8355" calcext:value-type="float">
            <text:p>13,84</text:p>
          </table:table-cell>
          <table:table-cell office:value-type="float" office:value="85.63" calcext:value-type="float">
            <text:p>85,63</text:p>
          </table:table-cell>
          <table:table-cell office:value-type="float" office:value="58.242" calcext:value-type="float">
            <text:p>58,24</text:p>
          </table:table-cell>
          <table:table-cell office:value-type="float" office:value="77.634" calcext:value-type="float">
            <text:p>77,63</text:p>
          </table:table-cell>
          <table:table-cell office:value-type="float" office:value="9.1" calcext:value-type="float">
            <text:p>9,10</text:p>
          </table:table-cell>
          <table:table-cell office:value-type="float" office:value="47.7" calcext:value-type="float">
            <text:p>47,70</text:p>
          </table:table-cell>
        </table:table-row>
        <table:table-row table:style-name="ro1">
          <table:table-cell office:value-type="string" calcext:value-type="string">
            <text:p>2017-574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7.776" calcext:value-type="float">
            <text:p>17,78</text:p>
          </table:table-cell>
          <table:table-cell office:value-type="float" office:value="88.42" calcext:value-type="float">
            <text:p>88,42</text:p>
          </table:table-cell>
          <table:table-cell office:value-type="float" office:value="49.094" calcext:value-type="float">
            <text:p>49,09</text:p>
          </table:table-cell>
          <table:table-cell office:value-type="float" office:value="78.939" calcext:value-type="float">
            <text:p>78,94</text:p>
          </table:table-cell>
          <table:table-cell office:value-type="float" office:value="12.1" calcext:value-type="float">
            <text:p>12,10</text:p>
          </table:table-cell>
          <table:table-cell office:value-type="float" office:value="53.5" calcext:value-type="float">
            <text:p>53,50</text:p>
          </table:table-cell>
        </table:table-row>
        <table:table-row table:style-name="ro1">
          <table:table-cell office:value-type="string" calcext:value-type="string">
            <text:p>2017-575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LHT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6.0615" calcext:value-type="float">
            <text:p>16,06</text:p>
          </table:table-cell>
          <table:table-cell office:value-type="float" office:value="77.82" calcext:value-type="float">
            <text:p>77,82</text:p>
          </table:table-cell>
          <table:table-cell office:value-type="float" office:value="64.25" calcext:value-type="float">
            <text:p>64,25</text:p>
          </table:table-cell>
          <table:table-cell office:value-type="float" office:value="69.272" calcext:value-type="float">
            <text:p>69,27</text:p>
          </table:table-cell>
          <table:table-cell office:value-type="float" office:value="6.7" calcext:value-type="float">
            <text:p>6,7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string" calcext:value-type="string">
            <text:p>C235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7.4325" calcext:value-type="float">
            <text:p>17,43</text:p>
          </table:table-cell>
          <table:table-cell office:value-type="float" office:value="81" calcext:value-type="float">
            <text:p>81</text:p>
          </table:table-cell>
          <table:table-cell office:value-type="float" office:value="61.688" calcext:value-type="float">
            <text:p>61,69</text:p>
          </table:table-cell>
          <table:table-cell office:value-type="float" office:value="72.447" calcext:value-type="float">
            <text:p>72,45</text:p>
          </table:table-cell>
          <table:table-cell office:value-type="float" office:value="7.7" calcext:value-type="float">
            <text:p>7,70</text:p>
          </table:table-cell>
          <table:table-cell office:value-type="float" office:value="39.1" calcext:value-type="float">
            <text:p>39,10</text:p>
          </table:table-cell>
        </table:table-row>
        <table:table-row table:style-name="ro1">
          <table:table-cell office:value-type="string" calcext:value-type="string">
            <text:p>C238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5.4977" calcext:value-type="float">
            <text:p>15,50</text:p>
          </table:table-cell>
          <table:table-cell office:value-type="float" office:value="84.35" calcext:value-type="float">
            <text:p>84,35</text:p>
          </table:table-cell>
          <table:table-cell office:value-type="float" office:value="62.935" calcext:value-type="float">
            <text:p>62,94</text:p>
          </table:table-cell>
          <table:table-cell office:value-type="float" office:value="77.232" calcext:value-type="float">
            <text:p>77,23</text:p>
          </table:table-cell>
          <table:table-cell office:value-type="float" office:value="7.8" calcext:value-type="float">
            <text:p>7,80</text:p>
          </table:table-cell>
          <table:table-cell office:value-type="float" office:value="37.4" calcext:value-type="float">
            <text:p>37,40</text:p>
          </table:table-cell>
        </table:table-row>
        <table:table-row table:style-name="ro1">
          <table:table-cell office:value-type="string" calcext:value-type="string">
            <text:p>E143-7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3.6666" calcext:value-type="float">
            <text:p>13,67</text:p>
          </table:table-cell>
          <table:table-cell office:value-type="float" office:value="55.61" calcext:value-type="float">
            <text:p>55,61</text:p>
          </table:table-cell>
          <table:table-cell office:value-type="float" office:value="65.704" calcext:value-type="float">
            <text:p>65,70</text:p>
          </table:table-cell>
          <table:table-cell office:value-type="float" office:value="45.153" calcext:value-type="float">
            <text:p>45,15</text:p>
          </table:table-cell>
          <table:table-cell office:value-type="float" office:value="4.6" calcext:value-type="float">
            <text:p>4,60</text:p>
          </table:table-cell>
          <table:table-cell office:value-type="float" office:value="33.7" calcext:value-type="float">
            <text:p>33,70</text:p>
          </table:table-cell>
        </table:table-row>
        <table:table-row table:style-name="ro1">
          <table:table-cell office:value-type="string" calcext:value-type="string">
            <text:p>E236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5.075" calcext:value-type="float">
            <text:p>15,08</text:p>
          </table:table-cell>
          <table:table-cell office:value-type="float" office:value="83.97" calcext:value-type="float">
            <text:p>83,97</text:p>
          </table:table-cell>
          <table:table-cell office:value-type="float" office:value="57.612" calcext:value-type="float">
            <text:p>57,61</text:p>
          </table:table-cell>
          <table:table-cell office:value-type="float" office:value="75.115" calcext:value-type="float">
            <text:p>75,12</text:p>
          </table:table-cell>
          <table:table-cell office:value-type="float" office:value="8.5" calcext:value-type="float">
            <text:p>8,50</text:p>
          </table:table-cell>
          <table:table-cell office:value-type="float" office:value="46.5" calcext:value-type="float">
            <text:p>46,50</text:p>
          </table:table-cell>
        </table:table-row>
        <table:table-row table:style-name="ro1">
          <table:table-cell office:value-type="string" calcext:value-type="string">
            <text:p>EG235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8.9139" calcext:value-type="float">
            <text:p>8,91</text:p>
          </table:table-cell>
          <table:table-cell office:value-type="float" office:value="74.56" calcext:value-type="float">
            <text:p>74,56</text:p>
          </table:table-cell>
          <table:table-cell office:value-type="float" office:value="66.375" calcext:value-type="float">
            <text:p>66,38</text:p>
          </table:table-cell>
          <table:table-cell office:value-type="float" office:value="66.048" calcext:value-type="float">
            <text:p>66,05</text:p>
          </table:table-cell>
          <table:table-cell office:value-type="float" office:value="5.7" calcext:value-type="float">
            <text:p>5,70</text:p>
          </table:table-cell>
          <table:table-cell office:value-type="float" office:value="22.6" calcext:value-type="float">
            <text:p>22,60</text:p>
          </table:table-cell>
        </table:table-row>
        <table:table-row table:style-name="ro1">
          <table:table-cell office:value-type="string" calcext:value-type="string">
            <text:p>G236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21.6094" calcext:value-type="float">
            <text:p>21,61</text:p>
          </table:table-cell>
          <table:table-cell office:value-type="float" office:value="80.3" calcext:value-type="float">
            <text:p>80,3</text:p>
          </table:table-cell>
          <table:table-cell office:value-type="float" office:value="64.871" calcext:value-type="float">
            <text:p>64,87</text:p>
          </table:table-cell>
          <table:table-cell office:value-type="float" office:value="72.562" calcext:value-type="float">
            <text:p>72,56</text:p>
          </table:table-cell>
          <table:table-cell office:value-type="float" office:value="6.6" calcext:value-type="float">
            <text:p>6,60</text:p>
          </table:table-cell>
          <table:table-cell office:value-type="float" office:value="44.1" calcext:value-type="float">
            <text:p>44,10</text:p>
          </table:table-cell>
        </table:table-row>
        <table:table-row table:style-name="ro1">
          <table:table-cell office:value-type="string" calcext:value-type="string">
            <text:p>G238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5.6924" calcext:value-type="float">
            <text:p>15,69</text:p>
          </table:table-cell>
          <table:table-cell office:value-type="float" office:value="69.58" calcext:value-type="float">
            <text:p>69,58</text:p>
          </table:table-cell>
          <table:table-cell office:value-type="float" office:value="66.061" calcext:value-type="float">
            <text:p>66,06</text:p>
          </table:table-cell>
          <table:table-cell office:value-type="float" office:value="60.177" calcext:value-type="float">
            <text:p>60,18</text:p>
          </table:table-cell>
          <table:table-cell office:value-type="float" office:value="5.4" calcext:value-type="float">
            <text:p>5,40</text:p>
          </table:table-cell>
          <table:table-cell office:value-type="float" office:value="22.4" calcext:value-type="float">
            <text:p>22,40</text:p>
          </table:table-cell>
        </table:table-row>
        <table:table-row table:style-name="ro1">
          <table:table-cell office:value-type="string" calcext:value-type="string">
            <text:p>J234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5.7523" calcext:value-type="float">
            <text:p>15,75</text:p>
          </table:table-cell>
          <table:table-cell office:value-type="float" office:value="84.48" calcext:value-type="float">
            <text:p>84,48</text:p>
          </table:table-cell>
          <table:table-cell office:value-type="float" office:value="57.406" calcext:value-type="float">
            <text:p>57,41</text:p>
          </table:table-cell>
          <table:table-cell office:value-type="float" office:value="75.761" calcext:value-type="float">
            <text:p>75,76</text:p>
          </table:table-cell>
          <table:table-cell office:value-type="float" office:value="9" calcext:value-type="float">
            <text:p>9,00</text:p>
          </table:table-cell>
          <table:table-cell office:value-type="float" office:value="45.4" calcext:value-type="float">
            <text:p>45,40</text:p>
          </table:table-cell>
        </table:table-row>
        <table:table-row table:style-name="ro1">
          <table:table-cell office:value-type="string" calcext:value-type="string">
            <text:p>K135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3.7693" calcext:value-type="float">
            <text:p>13,77</text:p>
          </table:table-cell>
          <table:table-cell office:value-type="float" office:value="62.92" calcext:value-type="float">
            <text:p>62,92</text:p>
          </table:table-cell>
          <table:table-cell office:value-type="float" office:value="61.028" calcext:value-type="float">
            <text:p>61,03</text:p>
          </table:table-cell>
          <table:table-cell office:value-type="float" office:value="50.875" calcext:value-type="float">
            <text:p>50,88</text:p>
          </table:table-cell>
          <table:table-cell office:value-type="float" office:value="5.5" calcext:value-type="float">
            <text:p>5,50</text:p>
          </table:table-cell>
          <table:table-cell office:value-type="float" office:value="43.1" calcext:value-type="float">
            <text:p>43,10</text:p>
          </table:table-cell>
        </table:table-row>
        <table:table-row table:style-name="ro1">
          <table:table-cell office:value-type="string" calcext:value-type="string">
            <text:p>M212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Noyen</text:p>
          </table:table-cell>
          <table:table-cell table:number-columns-repeated="3"/>
          <table:table-cell office:value-type="float" office:value="16.1667" calcext:value-type="float">
            <text:p>16,17</text:p>
          </table:table-cell>
          <table:table-cell office:value-type="float" office:value="77.62" calcext:value-type="float">
            <text:p>77,62</text:p>
          </table:table-cell>
          <table:table-cell office:value-type="float" office:value="64.196" calcext:value-type="float">
            <text:p>64,20</text:p>
          </table:table-cell>
          <table:table-cell office:value-type="float" office:value="69.004" calcext:value-type="float">
            <text:p>69,00</text:p>
          </table:table-cell>
          <table:table-cell office:value-type="float" office:value="6.9" calcext:value-type="float">
            <text:p>6,90</text:p>
          </table:table-cell>
          <table:table-cell office:value-type="float" office:value="39.5" calcext:value-type="float">
            <text:p>39,50</text:p>
          </table:table-cell>
        </table:table-row>
        <table:table-row table:style-name="ro1">
          <table:table-cell office:value-type="string" calcext:value-type="string">
            <text:p>ARC_12990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Arconciel</text:p>
          </table:table-cell>
          <table:table-cell table:number-columns-repeated="3"/>
          <table:table-cell office:value-type="float" office:value="22.99784421" calcext:value-type="float">
            <text:p>23,00</text:p>
          </table:table-cell>
          <table:table-cell table:style-name="ce1" office:value-type="float" office:value="76.1250706811358" calcext:value-type="float">
            <text:p>76,13</text:p>
          </table:table-cell>
          <table:table-cell office:value-type="float" office:value="68.0674693937014" calcext:value-type="float">
            <text:p>68,07</text:p>
          </table:table-cell>
          <table:table-cell office:value-type="float" office:value="69.4571342099517" calcext:value-type="float">
            <text:p>69,46</text:p>
          </table:table-cell>
          <table:table-cell office:value-type="float" office:value="5.12463541744907" calcext:value-type="float">
            <text:p>5,12</text:p>
          </table:table-cell>
          <table:table-cell office:value-type="float" office:value="26.1523586979137" calcext:value-type="float">
            <text:p>26,15</text:p>
          </table:table-cell>
        </table:table-row>
        <table:table-row table:style-name="ro1">
          <table:table-cell office:value-type="string" calcext:value-type="string">
            <text:p>ARC_16242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Arconciel</text:p>
          </table:table-cell>
          <table:table-cell table:number-columns-repeated="3"/>
          <table:table-cell office:value-type="float" office:value="20.3721008" calcext:value-type="float">
            <text:p>20,37</text:p>
          </table:table-cell>
          <table:table-cell table:style-name="ce1" office:value-type="float" office:value="63.0751144231527" calcext:value-type="float">
            <text:p>63,08</text:p>
          </table:table-cell>
          <table:table-cell office:value-type="float" office:value="59.3581525107537" calcext:value-type="float">
            <text:p>59,36</text:p>
          </table:table-cell>
          <table:table-cell office:value-type="float" office:value="52.4062631630642" calcext:value-type="float">
            <text:p>52,41</text:p>
          </table:table-cell>
          <table:table-cell office:value-type="float" office:value="5.87396637466353" calcext:value-type="float">
            <text:p>5,87</text:p>
          </table:table-cell>
          <table:table-cell office:value-type="float" office:value="35.6171863847264" calcext:value-type="float">
            <text:p>35,62</text:p>
          </table:table-cell>
        </table:table-row>
        <table:table-row table:style-name="ro1">
          <table:table-cell office:value-type="string" calcext:value-type="string">
            <text:p>RAN_270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Ranchot</text:p>
          </table:table-cell>
          <table:table-cell table:number-columns-repeated="3"/>
          <table:table-cell office:value-type="float" office:value="18.30282912" calcext:value-type="float">
            <text:p>18,30</text:p>
          </table:table-cell>
          <table:table-cell table:style-name="ce1" office:value-type="float" office:value="63.7044642855738" calcext:value-type="float">
            <text:p>63,70</text:p>
          </table:table-cell>
          <table:table-cell office:value-type="float" office:value="53.8212863948858" calcext:value-type="float">
            <text:p>53,82</text:p>
          </table:table-cell>
          <table:table-cell office:value-type="float" office:value="53.0132482829318" calcext:value-type="float">
            <text:p>53,01</text:p>
          </table:table-cell>
          <table:table-cell office:value-type="float" office:value="8.46471771209472" calcext:value-type="float">
            <text:p>8,46</text:p>
          </table:table-cell>
          <table:table-cell office:value-type="float" office:value="48.6316489969024" calcext:value-type="float">
            <text:p>48,63</text:p>
          </table:table-cell>
        </table:table-row>
        <table:table-row table:style-name="ro1">
          <table:table-cell office:value-type="string" calcext:value-type="string">
            <text:p>RAN_397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Ranchot</text:p>
          </table:table-cell>
          <table:table-cell table:number-columns-repeated="3"/>
          <table:table-cell office:value-type="float" office:value="19.70994033" calcext:value-type="float">
            <text:p>19,71</text:p>
          </table:table-cell>
          <table:table-cell table:style-name="ce1" office:value-type="float" office:value="59.6099446943379" calcext:value-type="float">
            <text:p>59,61</text:p>
          </table:table-cell>
          <table:table-cell office:value-type="float" office:value="71.6153872628577" calcext:value-type="float">
            <text:p>71,62</text:p>
          </table:table-cell>
          <table:table-cell office:value-type="float" office:value="53.4157572973794" calcext:value-type="float">
            <text:p>53,42</text:p>
          </table:table-cell>
          <table:table-cell office:value-type="float" office:value="4.54387651898913" calcext:value-type="float">
            <text:p>4,54</text:p>
          </table:table-cell>
          <table:table-cell office:value-type="float" office:value="19.7814640043828" calcext:value-type="float">
            <text:p>19,78</text:p>
          </table:table-cell>
        </table:table-row>
        <table:table-row table:style-name="ro1">
          <table:table-cell office:value-type="string" calcext:value-type="string">
            <text:p>RAN_398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Ranchot</text:p>
          </table:table-cell>
          <table:table-cell table:number-columns-repeated="3"/>
          <table:table-cell office:value-type="float" office:value="15.09067536" calcext:value-type="float">
            <text:p>15,09</text:p>
          </table:table-cell>
          <table:table-cell table:style-name="ce1" office:value-type="float" office:value="63.2099510223643" calcext:value-type="float">
            <text:p>63,21</text:p>
          </table:table-cell>
          <table:table-cell office:value-type="float" office:value="65.3106997838102" calcext:value-type="float">
            <text:p>65,31</text:p>
          </table:table-cell>
          <table:table-cell office:value-type="float" office:value="55.7950357932736" calcext:value-type="float">
            <text:p>55,80</text:p>
          </table:table-cell>
          <table:table-cell office:value-type="float" office:value="6.09727716668858" calcext:value-type="float">
            <text:p>6,10</text:p>
          </table:table-cell>
          <table:table-cell office:value-type="float" office:value="39.4979760706777" calcext:value-type="float">
            <text:p>39,50</text:p>
          </table:table-cell>
        </table:table-row>
        <table:table-row table:style-name="ro1">
          <table:table-cell office:value-type="string" calcext:value-type="string">
            <text:p>RAN_460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Ranchot</text:p>
          </table:table-cell>
          <table:table-cell table:number-columns-repeated="3"/>
          <table:table-cell office:value-type="float" office:value="18.96708774" calcext:value-type="float">
            <text:p>18,97</text:p>
          </table:table-cell>
          <table:table-cell table:style-name="ce1" office:value-type="float" office:value="77.5911144701648" calcext:value-type="float">
            <text:p>77,59</text:p>
          </table:table-cell>
          <table:table-cell office:value-type="float" office:value="60.5157615118654" calcext:value-type="float">
            <text:p>60,52</text:p>
          </table:table-cell>
          <table:table-cell office:value-type="float" office:value="69.4497233050327" calcext:value-type="float">
            <text:p>69,45</text:p>
          </table:table-cell>
          <table:table-cell office:value-type="float" office:value="7.77272362391215" calcext:value-type="float">
            <text:p>7,77</text:p>
          </table:table-cell>
          <table:table-cell office:value-type="float" office:value="42.7814417184711" calcext:value-type="float">
            <text:p>42,78</text:p>
          </table:table-cell>
        </table:table-row>
        <table:table-row table:style-name="ro1">
          <table:table-cell office:value-type="string" calcext:value-type="string">
            <text:p>RAN_545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Ranchot</text:p>
          </table:table-cell>
          <table:table-cell table:number-columns-repeated="3"/>
          <table:table-cell office:value-type="float" office:value="14.60328481" calcext:value-type="float">
            <text:p>14,60</text:p>
          </table:table-cell>
          <table:table-cell table:style-name="ce1" office:value-type="float" office:value="77.3503193765349" calcext:value-type="float">
            <text:p>77,35</text:p>
          </table:table-cell>
          <table:table-cell office:value-type="float" office:value="54.5029928342281" calcext:value-type="float">
            <text:p>54,50</text:p>
          </table:table-cell>
          <table:table-cell office:value-type="float" office:value="66.883023538144" calcext:value-type="float">
            <text:p>66,88</text:p>
          </table:table-cell>
          <table:table-cell office:value-type="float" office:value="9.02475189447988" calcext:value-type="float">
            <text:p>9,02</text:p>
          </table:table-cell>
          <table:table-cell office:value-type="float" office:value="55.5091851396474" calcext:value-type="float">
            <text:p>55,51</text:p>
          </table:table-cell>
        </table:table-row>
        <table:table-row table:style-name="ro1">
          <table:table-cell office:value-type="string" calcext:value-type="string">
            <text:p>RAN_706</text:p>
          </table:table-cell>
          <table:table-cell office:value-type="string" calcext:value-type="string">
            <text:p>Mesolithic</text:p>
          </table:table-cell>
          <table:table-cell office:value-type="string" calcext:value-type="string">
            <text:p>Ranchot</text:p>
          </table:table-cell>
          <table:table-cell table:number-columns-repeated="3"/>
          <table:table-cell office:value-type="float" office:value="19.68617246" calcext:value-type="float">
            <text:p>19,69</text:p>
          </table:table-cell>
          <table:table-cell table:style-name="ce1" office:value-type="float" office:value="69.4726858041556" calcext:value-type="float">
            <text:p>69,47</text:p>
          </table:table-cell>
          <table:table-cell office:value-type="float" office:value="59.0043189401511" calcext:value-type="float">
            <text:p>59,00</text:p>
          </table:table-cell>
          <table:table-cell office:value-type="float" office:value="58.8807835420285" calcext:value-type="float">
            <text:p>58,88</text:p>
          </table:table-cell>
          <table:table-cell office:value-type="float" office:value="7.60174566654056" calcext:value-type="float">
            <text:p>7,60</text:p>
          </table:table-cell>
          <table:table-cell office:value-type="float" office:value="45.893393239605" calcext:value-type="float">
            <text:p>45,89</text:p>
          </table:table-cell>
        </table:table-row>
      </table:table>
      <table:table table:name="PCA_Regression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Dependent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Adj. R²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-value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-0.005</text:p>
          </table:table-cell>
          <table:table-cell table:number-columns-repeated="2" office:value-type="string" calcext:value-type="string">
            <text:p>0.012</text:p>
          </table:table-cell>
          <table:table-cell office:value-type="string" calcext:value-type="string">
            <text:p>0.923</text:p>
          </table:table-cell>
          <table:table-cell office:value-type="string" calcext:value-type="string">
            <text:p>0.3629</text:p>
          </table:table-cell>
          <table:table-cell office:value-type="float" office:value="34" calcext:value-type="float">
            <text:p>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WBV (cm³)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-0.01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5056</text:p>
          </table:table-cell>
          <table:table-cell office:value-type="float" office:value="34" calcext:value-type="float">
            <text:p>34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ge (months)</text:p>
          </table:table-cell>
          <table:table-cell table:style-name="ce3" office:value-type="string" calcext:value-type="string">
            <text:p>0.142</text:p>
          </table:table-cell>
          <table:table-cell table:style-name="ce3" office:value-type="string" calcext:value-type="string">
            <text:p>0.115</text:p>
          </table:table-cell>
          <table:table-cell table:style-name="ce3" office:value-type="string" calcext:value-type="string">
            <text:p>0.028</text:p>
          </table:table-cell>
          <table:table-cell table:style-name="ce3" office:value-type="string" calcext:value-type="string">
            <text:p>0.012</text:p>
          </table:table-cell>
          <table:table-cell table:style-name="ce3" office:value-type="string" calcext:value-type="string">
            <text:p>2.298</text:p>
          </table:table-cell>
          <table:table-cell table:style-name="ce3" office:value-type="string" calcext:value-type="string">
            <text:p>0.0282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01</text:p>
          </table:table-cell>
          <table:table-cell table:number-columns-repeated="2" office:value-type="string" calcext:value-type="string">
            <text:p>0.010</text:p>
          </table:table-cell>
          <table:table-cell office:value-type="string" calcext:value-type="string">
            <text:p>1.010</text:p>
          </table:table-cell>
          <table:table-cell office:value-type="string" calcext:value-type="string">
            <text:p>0.3201</text:p>
          </table:table-cell>
          <table:table-cell office:value-type="float" office:value="34" calcext:value-type="float">
            <text:p>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WBV (cm³)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-0.028</text:p>
          </table:table-cell>
          <table:table-cell office:value-type="string" calcext:value-type="string">
            <text:p>-0.027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-0.327</text:p>
          </table:table-cell>
          <table:table-cell office:value-type="string" calcext:value-type="string">
            <text:p>0.7461</text:p>
          </table:table-cell>
          <table:table-cell office:value-type="float" office:value="34" calcext:value-type="float">
            <text:p>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ge (months)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-0.012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-1.130</text:p>
          </table:table-cell>
          <table:table-cell office:value-type="string" calcext:value-type="string">
            <text:p>0.2668</text:p>
          </table:table-cell>
          <table:table-cell office:value-type="float" office:value="34" calcext:value-type="float">
            <text:p>34</text:p>
          </table:table-cell>
          <table:table-cell table:number-columns-repeated="16375"/>
        </table:table-row>
      </table:table>
      <table:table table:name="PerMANOVA_Age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erMANOVA avec variable continue</text:p>
          </table:table-cell>
          <table:table-cell/>
        </table:table-row>
        <table:table-row table:style-name="ro1">
          <table:table-cell office:value-type="string" calcext:value-type="string">
            <text:p>Variable explicative (X): Age (months)</text:p>
          </table:table-cell>
          <table:table-cell/>
        </table:table-row>
        <table:table-row table:style-name="ro1">
          <table:table-cell office:value-type="string" calcext:value-type="string">
            <text:p>Variables réponse (Y): C, %Trab, TC, RMeanT, RMax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stiqu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R² (relation linéaire)</text:p>
          </table:table-cell>
          <table:table-cell office:value-type="float" office:value="0.0037931335834692" calcext:value-type="float">
            <text:p>0,0037931335834692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.0779667763178896" calcext:value-type="float">
            <text:p>0,0779667763178896</text:p>
          </table:table-cell>
        </table:table-row>
        <table:table-row table:style-name="ro1">
          <table:table-cell office:value-type="string" calcext:value-type="string">
            <text:p>Nombre d'observations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PerMANOVA_Mas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MANOVA avec variable continue</text:p>
          </table:table-cell>
          <table:table-cell/>
        </table:table-row>
        <table:table-row table:style-name="ro1">
          <table:table-cell office:value-type="string" calcext:value-type="string">
            <text:p>Variable explicative (X): Mass (kg)</text:p>
          </table:table-cell>
          <table:table-cell/>
        </table:table-row>
        <table:table-row table:style-name="ro1">
          <table:table-cell office:value-type="string" calcext:value-type="string">
            <text:p>Variables réponse (Y): C, %Trab, TC, RMeanT, RMax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stiqu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R² (relation linéaire)</text:p>
          </table:table-cell>
          <table:table-cell office:value-type="float" office:value="0.000226968266337428" calcext:value-type="float">
            <text:p>0,000226968266337428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.721798267739905" calcext:value-type="float">
            <text:p>0,721798267739905</text:p>
          </table:table-cell>
        </table:table-row>
        <table:table-row table:style-name="ro1">
          <table:table-cell office:value-type="string" calcext:value-type="string">
            <text:p>Nombre d'observations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PerMANOVA_Sex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MANOVA Results</text:p>
          </table:table-cell>
          <table:table-cell/>
        </table:table-row>
        <table:table-row table:style-name="ro1">
          <table:table-cell office:value-type="string" calcext:value-type="string">
            <text:p>Variable explicative (X): Sex</text:p>
          </table:table-cell>
          <table:table-cell/>
        </table:table-row>
        <table:table-row table:style-name="ro1">
          <table:table-cell office:value-type="string" calcext:value-type="string">
            <text:p>Variables réponse (Y): C, %Trab, TC, RMeanT, RMax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stiqu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R² (variance expliquée)</text:p>
          </table:table-cell>
          <table:table-cell office:value-type="float" office:value="0.0198215420221628" calcext:value-type="float">
            <text:p>0,0198215420221628</text:p>
          </table:table-cell>
        </table:table-row>
        <table:table-row table:style-name="ro1">
          <table:table-cell office:value-type="string" calcext:value-type="string">
            <text:p>F-statistique</text:p>
          </table:table-cell>
          <table:table-cell office:value-type="float" office:value="0.768450470127774" calcext:value-type="float">
            <text:p>0,768450470127774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office:value-type="string" calcext:value-type="string">
            <text:p>Degrés de liberté (groupe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grés de liberté (résidus)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ombre de group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bre de permutations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Nombre d'observations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erMANOVA_Contex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MANOVA Results</text:p>
          </table:table-cell>
          <table:table-cell/>
        </table:table-row>
        <table:table-row table:style-name="ro1">
          <table:table-cell office:value-type="string" calcext:value-type="string">
            <text:p>Variable explicative (X): Context</text:p>
          </table:table-cell>
          <table:table-cell/>
        </table:table-row>
        <table:table-row table:style-name="ro1">
          <table:table-cell office:value-type="string" calcext:value-type="string">
            <text:p>Variables réponse (Y): C, %Trab, TC, RMeanT, RMax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stiqu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R² (variance expliquée)</text:p>
          </table:table-cell>
          <table:table-cell office:value-type="float" office:value="0.259568702514598" calcext:value-type="float">
            <text:p>0,259568702514598</text:p>
          </table:table-cell>
        </table:table-row>
        <table:table-row table:style-name="ro1">
          <table:table-cell office:value-type="string" calcext:value-type="string">
            <text:p>F-statistique</text:p>
          </table:table-cell>
          <table:table-cell office:value-type="float" office:value="4.73261664633531" calcext:value-type="float">
            <text:p>4,73261664633531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Degrés de liberté (groupes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és de liberté (résidus)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ombre de group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bre de permutations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Nombre d'observations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Correlations" table:style-name="ta1">
        <table:table-column table:style-name="co1" table:default-cell-style-name="ce4"/>
        <table:table-column table:style-name="co1" table:number-columns-repeated="14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2">
          <table:table-cell table:style-name="Default"/>
          <table:table-cell table:style-name="ce4" office:value-type="string" calcext:value-type="string">
            <text:p>Age (months)</text:p>
          </table:table-cell>
          <table:table-cell table:style-name="ce4" office:value-type="string" calcext:value-type="string">
            <text:p>Mass (kg)</text:p>
          </table:table-cell>
          <table:table-cell table:style-name="ce4" office:value-type="string" calcext:value-type="string">
            <text:p>WBV (cm³)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%Trab</text:p>
          </table:table-cell>
          <table:table-cell table:style-name="ce4" office:value-type="string" calcext:value-type="string">
            <text:p>TC</text:p>
          </table:table-cell>
          <table:table-cell table:style-name="ce4" office:value-type="string" calcext:value-type="string">
            <text:p>RMeanT</text:p>
          </table:table-cell>
          <table:table-cell table:style-name="ce4" office:value-type="string" calcext:value-type="string">
            <text:p>RMaxT</text:p>
          </table:table-cell>
          <table:table-cell table:number-columns-repeated="6"/>
          <table:table-cell table:style-name="Default"/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Mass</text:p>
          </table:table-cell>
          <table:table-cell table:style-name="ce4" office:value-type="string" calcext:value-type="string">
            <text:p>WB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%Trab</text:p>
          </table:table-cell>
          <table:table-cell table:style-name="ce4" office:value-type="string" calcext:value-type="string">
            <text:p>TC</text:p>
          </table:table-cell>
          <table:table-cell table:style-name="ce4" office:value-type="string" calcext:value-type="string">
            <text:p>RMeanT</text:p>
          </table:table-cell>
          <table:table-cell table:style-name="ce4" office:value-type="string" calcext:value-type="string">
            <text:p>RMaxT</text:p>
          </table:table-cell>
        </table:table-row>
        <table:table-row table:style-name="ro2">
          <table:table-cell office:value-type="string" calcext:value-type="string">
            <text:p>Age (months)</text:p>
          </table:table-cell>
          <table:table-cell office:value-type="float" office:value="1" calcext:value-type="float">
            <text:p>1</text:p>
          </table:table-cell>
          <table:table-cell office:value-type="float" office:value="0.304959586029846" calcext:value-type="float">
            <text:p>0,304959586029846</text:p>
          </table:table-cell>
          <table:table-cell office:value-type="float" office:value="0.250939525055942" calcext:value-type="float">
            <text:p>0,250939525055942</text:p>
          </table:table-cell>
          <table:table-cell office:value-type="float" office:value="0.166831135628158" calcext:value-type="float">
            <text:p>0,166831135628158</text:p>
          </table:table-cell>
          <table:table-cell office:value-type="float" office:value="-0.309568661386415" calcext:value-type="float">
            <text:p>-0,309568661386415</text:p>
          </table:table-cell>
          <table:table-cell office:value-type="float" office:value="0.0892488741144204" calcext:value-type="float">
            <text:p>0,0892488741144204</text:p>
          </table:table-cell>
          <table:table-cell office:value-type="float" office:value="0.289332436232215" calcext:value-type="float">
            <text:p>0,289332436232215</text:p>
          </table:table-cell>
          <table:table-cell office:value-type="float" office:value="0.151936565936372" calcext:value-type="float">
            <text:p>0,151936565936372</text:p>
          </table:table-cell>
          <table:table-cell table:number-columns-repeated="6"/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float" office:value="-0.100193594734885" calcext:value-type="float">
            <text:p>-0,100193594734885</text:p>
          </table:table-cell>
          <table:table-cell office:value-type="float" office:value="0.219687370207981" calcext:value-type="float">
            <text:p>0,219687370207981</text:p>
          </table:table-cell>
          <table:table-cell office:value-type="float" office:value="0.580598801352882" calcext:value-type="float">
            <text:p>0,580598801352882</text:p>
          </table:table-cell>
          <table:table-cell office:value-type="float" office:value="0.00690021615802262" calcext:value-type="float">
            <text:p>0,00690021615802262</text:p>
          </table:table-cell>
          <table:table-cell office:value-type="float" office:value="0.225615597541455" calcext:value-type="float">
            <text:p>0,225615597541455</text:p>
          </table:table-cell>
          <table:table-cell office:value-type="float" office:value="0.0286074983451849" calcext:value-type="float">
            <text:p>0,0286074983451849</text:p>
          </table:table-cell>
          <table:table-cell office:value-type="float" office:value="-0.2036319836358" calcext:value-type="float">
            <text:p>-0,2036319836358</text:p>
          </table:table-cell>
          <table:table-cell office:value-type="float" office:value="0.0766376249160845" calcext:value-type="float">
            <text:p>0,0766376249160845</text:p>
          </table:table-cell>
        </table:table-row>
        <table:table-row table:style-name="ro2">
          <table:table-cell office:value-type="string" calcext:value-type="string">
            <text:p>Mass (kg)</text:p>
          </table:table-cell>
          <table:table-cell office:value-type="float" office:value="0.304959586029846" calcext:value-type="float">
            <text:p>0,304959586029846</text:p>
          </table:table-cell>
          <table:table-cell office:value-type="float" office:value="1" calcext:value-type="float">
            <text:p>1</text:p>
          </table:table-cell>
          <table:table-cell office:value-type="float" office:value="0.512757162479655" calcext:value-type="float">
            <text:p>0,512757162479655</text:p>
          </table:table-cell>
          <table:table-cell office:value-type="float" office:value="0.249413538285174" calcext:value-type="float">
            <text:p>0,249413538285174</text:p>
          </table:table-cell>
          <table:table-cell office:value-type="float" office:value="-0.0274573114336345" calcext:value-type="float">
            <text:p>-0,0274573114336345</text:p>
          </table:table-cell>
          <table:table-cell office:value-type="float" office:value="0.231350913042871" calcext:value-type="float">
            <text:p>0,231350913042871</text:p>
          </table:table-cell>
          <table:table-cell office:value-type="float" office:value="0.14776169765212" calcext:value-type="float">
            <text:p>0,14776169765212</text:p>
          </table:table-cell>
          <table:table-cell office:value-type="float" office:value="-0.0401066915912769" calcext:value-type="float">
            <text:p>-0,0401066915912769</text:p>
          </table:table-cell>
          <table:table-cell table:number-columns-repeated="6"/>
          <table:table-cell office:value-type="string" calcext:value-type="string">
            <text:p>Age</text:p>
          </table:table-cell>
          <table:table-cell office:value-type="float" office:value="-0.100193594734885" calcext:value-type="float">
            <text:p>-0,100193594734885</text:p>
          </table:table-cell>
          <table:table-cell office:value-type="float" office:value="1" calcext:value-type="float">
            <text:p>1</text:p>
          </table:table-cell>
          <table:table-cell office:value-type="float" office:value="0.304959586029846" calcext:value-type="float">
            <text:p>0,304959586029846</text:p>
          </table:table-cell>
          <table:table-cell office:value-type="float" office:value="0.250939525055942" calcext:value-type="float">
            <text:p>0,250939525055942</text:p>
          </table:table-cell>
          <table:table-cell office:value-type="float" office:value="0.166831135628158" calcext:value-type="float">
            <text:p>0,166831135628158</text:p>
          </table:table-cell>
          <table:table-cell office:value-type="float" office:value="-0.309568661386415" calcext:value-type="float">
            <text:p>-0,309568661386415</text:p>
          </table:table-cell>
          <table:table-cell office:value-type="float" office:value="0.0892488741144204" calcext:value-type="float">
            <text:p>0,0892488741144204</text:p>
          </table:table-cell>
          <table:table-cell office:value-type="float" office:value="0.289332436232215" calcext:value-type="float">
            <text:p>0,289332436232215</text:p>
          </table:table-cell>
          <table:table-cell office:value-type="float" office:value="0.151936565936372" calcext:value-type="float">
            <text:p>0,151936565936372</text:p>
          </table:table-cell>
        </table:table-row>
        <table:table-row table:style-name="ro2">
          <table:table-cell office:value-type="string" calcext:value-type="string">
            <text:p>WBV (cm³)</text:p>
          </table:table-cell>
          <table:table-cell office:value-type="float" office:value="0.250939525055942" calcext:value-type="float">
            <text:p>0,250939525055942</text:p>
          </table:table-cell>
          <table:table-cell office:value-type="float" office:value="0.512757162479655" calcext:value-type="float">
            <text:p>0,512757162479655</text:p>
          </table:table-cell>
          <table:table-cell office:value-type="float" office:value="1" calcext:value-type="float">
            <text:p>1</text:p>
          </table:table-cell>
          <table:table-cell office:value-type="float" office:value="-0.1465172092285" calcext:value-type="float">
            <text:p>-0,1465172092285</text:p>
          </table:table-cell>
          <table:table-cell office:value-type="float" office:value="0.0865939595109512" calcext:value-type="float">
            <text:p>0,0865939595109512</text:p>
          </table:table-cell>
          <table:table-cell office:value-type="float" office:value="-0.131726327639993" calcext:value-type="float">
            <text:p>-0,131726327639993</text:p>
          </table:table-cell>
          <table:table-cell office:value-type="float" office:value="-0.151851539006536" calcext:value-type="float">
            <text:p>-0,151851539006536</text:p>
          </table:table-cell>
          <table:table-cell office:value-type="float" office:value="0.0359392384512836" calcext:value-type="float">
            <text:p>0,0359392384512836</text:p>
          </table:table-cell>
          <table:table-cell table:number-columns-repeated="6"/>
          <table:table-cell office:value-type="string" calcext:value-type="string">
            <text:p>Mass</text:p>
          </table:table-cell>
          <table:table-cell office:value-type="float" office:value="0.219687370207981" calcext:value-type="float">
            <text:p>0,219687370207981</text:p>
          </table:table-cell>
          <table:table-cell office:value-type="float" office:value="0.304959586029846" calcext:value-type="float">
            <text:p>0,304959586029846</text:p>
          </table:table-cell>
          <table:table-cell office:value-type="float" office:value="1" calcext:value-type="float">
            <text:p>1</text:p>
          </table:table-cell>
          <table:table-cell office:value-type="float" office:value="0.512757162479655" calcext:value-type="float">
            <text:p>0,512757162479655</text:p>
          </table:table-cell>
          <table:table-cell office:value-type="float" office:value="0.249413538285174" calcext:value-type="float">
            <text:p>0,249413538285174</text:p>
          </table:table-cell>
          <table:table-cell office:value-type="float" office:value="-0.0274573114336345" calcext:value-type="float">
            <text:p>-0,0274573114336345</text:p>
          </table:table-cell>
          <table:table-cell office:value-type="float" office:value="0.231350913042871" calcext:value-type="float">
            <text:p>0,231350913042871</text:p>
          </table:table-cell>
          <table:table-cell office:value-type="float" office:value="0.14776169765212" calcext:value-type="float">
            <text:p>0,14776169765212</text:p>
          </table:table-cell>
          <table:table-cell office:value-type="float" office:value="-0.0401066915912769" calcext:value-type="float">
            <text:p>-0,0401066915912769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166831135628158" calcext:value-type="float">
            <text:p>0,166831135628158</text:p>
          </table:table-cell>
          <table:table-cell office:value-type="float" office:value="0.249413538285174" calcext:value-type="float">
            <text:p>0,249413538285174</text:p>
          </table:table-cell>
          <table:table-cell office:value-type="float" office:value="-0.1465172092285" calcext:value-type="float">
            <text:p>-0,1465172092285</text:p>
          </table:table-cell>
          <table:table-cell office:value-type="float" office:value="1" calcext:value-type="float">
            <text:p>1</text:p>
          </table:table-cell>
          <table:table-cell office:value-type="float" office:value="-0.42373771808346" calcext:value-type="float">
            <text:p>-0,42373771808346</text:p>
          </table:table-cell>
          <table:table-cell office:value-type="float" office:value="0.982012294373829" calcext:value-type="float">
            <text:p>0,982012294373829</text:p>
          </table:table-cell>
          <table:table-cell office:value-type="float" office:value="0.667104959428361" calcext:value-type="float">
            <text:p>0,667104959428361</text:p>
          </table:table-cell>
          <table:table-cell office:value-type="float" office:value="0.432927296701606" calcext:value-type="float">
            <text:p>0,432927296701606</text:p>
          </table:table-cell>
          <table:table-cell table:number-columns-repeated="6"/>
          <table:table-cell office:value-type="string" calcext:value-type="string">
            <text:p>WBV</text:p>
          </table:table-cell>
          <table:table-cell office:value-type="float" office:value="0.580598801352883" calcext:value-type="float">
            <text:p>0,580598801352883</text:p>
          </table:table-cell>
          <table:table-cell office:value-type="float" office:value="0.250939525055942" calcext:value-type="float">
            <text:p>0,250939525055942</text:p>
          </table:table-cell>
          <table:table-cell office:value-type="float" office:value="0.512757162479655" calcext:value-type="float">
            <text:p>0,512757162479655</text:p>
          </table:table-cell>
          <table:table-cell office:value-type="float" office:value="1" calcext:value-type="float">
            <text:p>1</text:p>
          </table:table-cell>
          <table:table-cell office:value-type="float" office:value="-0.1465172092285" calcext:value-type="float">
            <text:p>-0,1465172092285</text:p>
          </table:table-cell>
          <table:table-cell office:value-type="float" office:value="0.0865939595109512" calcext:value-type="float">
            <text:p>0,0865939595109512</text:p>
          </table:table-cell>
          <table:table-cell office:value-type="float" office:value="-0.131726327639993" calcext:value-type="float">
            <text:p>-0,131726327639993</text:p>
          </table:table-cell>
          <table:table-cell office:value-type="float" office:value="-0.151851539006536" calcext:value-type="float">
            <text:p>-0,151851539006536</text:p>
          </table:table-cell>
          <table:table-cell office:value-type="float" office:value="0.0359392384512836" calcext:value-type="float">
            <text:p>0,0359392384512836</text:p>
          </table:table-cell>
        </table:table-row>
        <table:table-row table:style-name="ro2">
          <table:table-cell office:value-type="string" calcext:value-type="string">
            <text:p>%Trab</text:p>
          </table:table-cell>
          <table:table-cell office:value-type="float" office:value="-0.309568661386415" calcext:value-type="float">
            <text:p>-0,309568661386415</text:p>
          </table:table-cell>
          <table:table-cell office:value-type="float" office:value="-0.0274573114336345" calcext:value-type="float">
            <text:p>-0,0274573114336345</text:p>
          </table:table-cell>
          <table:table-cell office:value-type="float" office:value="0.0865939595109512" calcext:value-type="float">
            <text:p>0,0865939595109512</text:p>
          </table:table-cell>
          <table:table-cell office:value-type="float" office:value="-0.42373771808346" calcext:value-type="float">
            <text:p>-0,42373771808346</text:p>
          </table:table-cell>
          <table:table-cell office:value-type="float" office:value="1" calcext:value-type="float">
            <text:p>1</text:p>
          </table:table-cell>
          <table:table-cell office:value-type="float" office:value="-0.274500592504242" calcext:value-type="float">
            <text:p>-0,274500592504242</text:p>
          </table:table-cell>
          <table:table-cell office:value-type="float" office:value="-0.926323238580726" calcext:value-type="float">
            <text:p>-0,926323238580726</text:p>
          </table:table-cell>
          <table:table-cell office:value-type="float" office:value="-0.795179456638038" calcext:value-type="float">
            <text:p>-0,795179456638038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90021615802262" calcext:value-type="float">
            <text:p>0,00690021615802262</text:p>
          </table:table-cell>
          <table:table-cell office:value-type="float" office:value="0.166831135628158" calcext:value-type="float">
            <text:p>0,166831135628158</text:p>
          </table:table-cell>
          <table:table-cell office:value-type="float" office:value="0.249413538285174" calcext:value-type="float">
            <text:p>0,249413538285174</text:p>
          </table:table-cell>
          <table:table-cell office:value-type="float" office:value="-0.1465172092285" calcext:value-type="float">
            <text:p>-0,1465172092285</text:p>
          </table:table-cell>
          <table:table-cell office:value-type="float" office:value="1" calcext:value-type="float">
            <text:p>1</text:p>
          </table:table-cell>
          <table:table-cell office:value-type="float" office:value="-0.42373771808346" calcext:value-type="float">
            <text:p>-0,42373771808346</text:p>
          </table:table-cell>
          <table:table-cell office:value-type="float" office:value="0.982012294373829" calcext:value-type="float">
            <text:p>0,982012294373829</text:p>
          </table:table-cell>
          <table:table-cell office:value-type="float" office:value="0.667104959428361" calcext:value-type="float">
            <text:p>0,667104959428361</text:p>
          </table:table-cell>
          <table:table-cell office:value-type="float" office:value="0.432927296701606" calcext:value-type="float">
            <text:p>0,432927296701606</text:p>
          </table:table-cell>
        </table:table-row>
        <table:table-row table:style-name="ro2">
          <table:table-cell office:value-type="string" calcext:value-type="string">
            <text:p>TC</text:p>
          </table:table-cell>
          <table:table-cell office:value-type="float" office:value="0.0892488741144204" calcext:value-type="float">
            <text:p>0,0892488741144204</text:p>
          </table:table-cell>
          <table:table-cell office:value-type="float" office:value="0.231350913042871" calcext:value-type="float">
            <text:p>0,231350913042871</text:p>
          </table:table-cell>
          <table:table-cell office:value-type="float" office:value="-0.131726327639993" calcext:value-type="float">
            <text:p>-0,131726327639993</text:p>
          </table:table-cell>
          <table:table-cell office:value-type="float" office:value="0.982012294373829" calcext:value-type="float">
            <text:p>0,982012294373829</text:p>
          </table:table-cell>
          <table:table-cell office:value-type="float" office:value="-0.274500592504242" calcext:value-type="float">
            <text:p>-0,274500592504242</text:p>
          </table:table-cell>
          <table:table-cell office:value-type="float" office:value="1" calcext:value-type="float">
            <text:p>1</text:p>
          </table:table-cell>
          <table:table-cell office:value-type="float" office:value="0.553939966796451" calcext:value-type="float">
            <text:p>0,553939966796451</text:p>
          </table:table-cell>
          <table:table-cell office:value-type="float" office:value="0.306093326503174" calcext:value-type="float">
            <text:p>0,306093326503174</text:p>
          </table:table-cell>
          <table:table-cell table:number-columns-repeated="6"/>
          <table:table-cell office:value-type="string" calcext:value-type="string">
            <text:p>%Trab</text:p>
          </table:table-cell>
          <table:table-cell office:value-type="float" office:value="0.225615597541455" calcext:value-type="float">
            <text:p>0,225615597541455</text:p>
          </table:table-cell>
          <table:table-cell office:value-type="float" office:value="-0.309568661386415" calcext:value-type="float">
            <text:p>-0,309568661386415</text:p>
          </table:table-cell>
          <table:table-cell office:value-type="float" office:value="-0.0274573114336345" calcext:value-type="float">
            <text:p>-0,0274573114336345</text:p>
          </table:table-cell>
          <table:table-cell office:value-type="float" office:value="0.0865939595109512" calcext:value-type="float">
            <text:p>0,0865939595109512</text:p>
          </table:table-cell>
          <table:table-cell office:value-type="float" office:value="-0.42373771808346" calcext:value-type="float">
            <text:p>-0,42373771808346</text:p>
          </table:table-cell>
          <table:table-cell office:value-type="float" office:value="1" calcext:value-type="float">
            <text:p>1</text:p>
          </table:table-cell>
          <table:table-cell office:value-type="float" office:value="-0.274500592504242" calcext:value-type="float">
            <text:p>-0,274500592504242</text:p>
          </table:table-cell>
          <table:table-cell office:value-type="float" office:value="-0.926323238580726" calcext:value-type="float">
            <text:p>-0,926323238580726</text:p>
          </table:table-cell>
          <table:table-cell office:value-type="float" office:value="-0.795179456638038" calcext:value-type="float">
            <text:p>-0,795179456638038</text:p>
          </table:table-cell>
        </table:table-row>
        <table:table-row table:style-name="ro2">
          <table:table-cell office:value-type="string" calcext:value-type="string">
            <text:p>RMeanT</text:p>
          </table:table-cell>
          <table:table-cell office:value-type="float" office:value="0.289332436232215" calcext:value-type="float">
            <text:p>0,289332436232215</text:p>
          </table:table-cell>
          <table:table-cell office:value-type="float" office:value="0.14776169765212" calcext:value-type="float">
            <text:p>0,14776169765212</text:p>
          </table:table-cell>
          <table:table-cell office:value-type="float" office:value="-0.151851539006536" calcext:value-type="float">
            <text:p>-0,151851539006536</text:p>
          </table:table-cell>
          <table:table-cell office:value-type="float" office:value="0.667104959428361" calcext:value-type="float">
            <text:p>0,667104959428361</text:p>
          </table:table-cell>
          <table:table-cell office:value-type="float" office:value="-0.926323238580726" calcext:value-type="float">
            <text:p>-0,926323238580726</text:p>
          </table:table-cell>
          <table:table-cell office:value-type="float" office:value="0.553939966796451" calcext:value-type="float">
            <text:p>0,553939966796451</text:p>
          </table:table-cell>
          <table:table-cell office:value-type="float" office:value="1" calcext:value-type="float">
            <text:p>1</text:p>
          </table:table-cell>
          <table:table-cell office:value-type="float" office:value="0.73110626030937" calcext:value-type="float">
            <text:p>0,73110626030937</text:p>
          </table:table-cell>
          <table:table-cell table:number-columns-repeated="6"/>
          <table:table-cell office:value-type="string" calcext:value-type="string">
            <text:p>TC</text:p>
          </table:table-cell>
          <table:table-cell office:value-type="float" office:value="0.0286074983451848" calcext:value-type="float">
            <text:p>0,0286074983451848</text:p>
          </table:table-cell>
          <table:table-cell office:value-type="float" office:value="0.0892488741144204" calcext:value-type="float">
            <text:p>0,0892488741144204</text:p>
          </table:table-cell>
          <table:table-cell office:value-type="float" office:value="0.231350913042871" calcext:value-type="float">
            <text:p>0,231350913042871</text:p>
          </table:table-cell>
          <table:table-cell office:value-type="float" office:value="-0.131726327639993" calcext:value-type="float">
            <text:p>-0,131726327639993</text:p>
          </table:table-cell>
          <table:table-cell office:value-type="float" office:value="0.982012294373829" calcext:value-type="float">
            <text:p>0,982012294373829</text:p>
          </table:table-cell>
          <table:table-cell office:value-type="float" office:value="-0.274500592504242" calcext:value-type="float">
            <text:p>-0,274500592504242</text:p>
          </table:table-cell>
          <table:table-cell office:value-type="float" office:value="1" calcext:value-type="float">
            <text:p>1</text:p>
          </table:table-cell>
          <table:table-cell office:value-type="float" office:value="0.553939966796451" calcext:value-type="float">
            <text:p>0,553939966796451</text:p>
          </table:table-cell>
          <table:table-cell office:value-type="float" office:value="0.306093326503174" calcext:value-type="float">
            <text:p>0,306093326503174</text:p>
          </table:table-cell>
        </table:table-row>
        <table:table-row table:style-name="ro2">
          <table:table-cell office:value-type="string" calcext:value-type="string">
            <text:p>RMaxT</text:p>
          </table:table-cell>
          <table:table-cell office:value-type="float" office:value="0.151936565936372" calcext:value-type="float">
            <text:p>0,151936565936372</text:p>
          </table:table-cell>
          <table:table-cell office:value-type="float" office:value="-0.0401066915912769" calcext:value-type="float">
            <text:p>-0,0401066915912769</text:p>
          </table:table-cell>
          <table:table-cell office:value-type="float" office:value="0.0359392384512836" calcext:value-type="float">
            <text:p>0,0359392384512836</text:p>
          </table:table-cell>
          <table:table-cell office:value-type="float" office:value="0.432927296701606" calcext:value-type="float">
            <text:p>0,432927296701606</text:p>
          </table:table-cell>
          <table:table-cell office:value-type="float" office:value="-0.795179456638039" calcext:value-type="float">
            <text:p>-0,795179456638039</text:p>
          </table:table-cell>
          <table:table-cell office:value-type="float" office:value="0.306093326503174" calcext:value-type="float">
            <text:p>0,306093326503174</text:p>
          </table:table-cell>
          <table:table-cell office:value-type="float" office:value="0.73110626030937" calcext:value-type="float">
            <text:p>0,73110626030937</text:p>
          </table:table-cell>
          <table:table-cell office:value-type="float" office:value="0.999999999999999" calcext:value-type="float">
            <text:p>0,999999999999999</text:p>
          </table:table-cell>
          <table:table-cell table:number-columns-repeated="6"/>
          <table:table-cell office:value-type="string" calcext:value-type="string">
            <text:p>RMeanT</text:p>
          </table:table-cell>
          <table:table-cell office:value-type="float" office:value="-0.2036319836358" calcext:value-type="float">
            <text:p>-0,2036319836358</text:p>
          </table:table-cell>
          <table:table-cell office:value-type="float" office:value="0.289332436232215" calcext:value-type="float">
            <text:p>0,289332436232215</text:p>
          </table:table-cell>
          <table:table-cell office:value-type="float" office:value="0.14776169765212" calcext:value-type="float">
            <text:p>0,14776169765212</text:p>
          </table:table-cell>
          <table:table-cell office:value-type="float" office:value="-0.151851539006536" calcext:value-type="float">
            <text:p>-0,151851539006536</text:p>
          </table:table-cell>
          <table:table-cell office:value-type="float" office:value="0.667104959428361" calcext:value-type="float">
            <text:p>0,667104959428361</text:p>
          </table:table-cell>
          <table:table-cell office:value-type="float" office:value="-0.926323238580726" calcext:value-type="float">
            <text:p>-0,926323238580726</text:p>
          </table:table-cell>
          <table:table-cell office:value-type="float" office:value="0.553939966796451" calcext:value-type="float">
            <text:p>0,553939966796451</text:p>
          </table:table-cell>
          <table:table-cell office:value-type="float" office:value="1" calcext:value-type="float">
            <text:p>1</text:p>
          </table:table-cell>
          <table:table-cell office:value-type="float" office:value="0.73110626030937" calcext:value-type="float">
            <text:p>0,73110626030937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string" calcext:value-type="string">
            <text:p>RMaxT</text:p>
          </table:table-cell>
          <table:table-cell office:value-type="float" office:value="0.0766376249160845" calcext:value-type="float">
            <text:p>0,0766376249160845</text:p>
          </table:table-cell>
          <table:table-cell office:value-type="float" office:value="0.151936565936372" calcext:value-type="float">
            <text:p>0,151936565936372</text:p>
          </table:table-cell>
          <table:table-cell office:value-type="float" office:value="-0.0401066915912769" calcext:value-type="float">
            <text:p>-0,0401066915912769</text:p>
          </table:table-cell>
          <table:table-cell office:value-type="float" office:value="0.0359392384512836" calcext:value-type="float">
            <text:p>0,0359392384512836</text:p>
          </table:table-cell>
          <table:table-cell office:value-type="float" office:value="0.432927296701606" calcext:value-type="float">
            <text:p>0,432927296701606</text:p>
          </table:table-cell>
          <table:table-cell office:value-type="float" office:value="-0.795179456638039" calcext:value-type="float">
            <text:p>-0,795179456638039</text:p>
          </table:table-cell>
          <table:table-cell office:value-type="float" office:value="0.306093326503174" calcext:value-type="float">
            <text:p>0,306093326503174</text:p>
          </table:table-cell>
          <table:table-cell office:value-type="float" office:value="0.73110626030937" calcext:value-type="float">
            <text:p>0,73110626030937</text:p>
          </table:table-cell>
          <table:table-cell office:value-type="float" office:value="0.999999999999999" calcext:value-type="float">
            <text:p>0,999999999999999</text:p>
          </table:table-cell>
        </table:table-row>
      </table:table>
      <table:table table:name="Correlations_pvalue" table:style-name="ta1">
        <table:table-column table:style-name="co1" table:default-cell-style-name="ce4"/>
        <table:table-column table:style-name="co1" table:number-columns-repeated="9" table:default-cell-style-name="Default"/>
        <table:table-row table:style-name="ro2">
          <table:table-cell table:style-name="Default"/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Mass</text:p>
          </table:table-cell>
          <table:table-cell table:style-name="ce4" office:value-type="string" calcext:value-type="string">
            <text:p>WB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%Trab</text:p>
          </table:table-cell>
          <table:table-cell table:style-name="ce4" office:value-type="string" calcext:value-type="string">
            <text:p>TC</text:p>
          </table:table-cell>
          <table:table-cell table:style-name="ce4" office:value-type="string" calcext:value-type="string">
            <text:p>RMeanT</text:p>
          </table:table-cell>
          <table:table-cell table:style-name="ce4" office:value-type="string" calcext:value-type="string">
            <text:p>RMaxT</text:p>
          </table:table-cell>
        </table:table-row>
        <table:table-row table:style-name="ro2">
          <table:table-cell office:value-type="string" calcext:value-type="string">
            <text:p>Sex</text:p>
          </table:table-cell>
          <table:table-cell office:value-type="float" office:value="0" calcext:value-type="float">
            <text:p>0</text:p>
          </table:table-cell>
          <table:table-cell office:value-type="float" office:value="0.538464249309443" calcext:value-type="float">
            <text:p>0,538464249309443</text:p>
          </table:table-cell>
          <table:table-cell office:value-type="float" office:value="0.211888066367909" calcext:value-type="float">
            <text:p>0,211888066367909</text:p>
          </table:table-cell>
          <table:table-cell office:value-type="float" office:value="0.0000858210497741415" calcext:value-type="float">
            <text:p>8,58210497741415E-05</text:p>
          </table:table-cell>
          <table:table-cell office:value-type="float" office:value="0.966293502342839" calcext:value-type="float">
            <text:p>0,966293502342839</text:p>
          </table:table-cell>
          <table:table-cell office:value-type="float" office:value="0.161574913704672" calcext:value-type="float">
            <text:p>0,161574913704672</text:p>
          </table:table-cell>
          <table:table-cell office:value-type="float" office:value="0.860900360899553" calcext:value-type="float">
            <text:p>0,860900360899553</text:p>
          </table:table-cell>
          <table:table-cell office:value-type="float" office:value="0.207562116345211" calcext:value-type="float">
            <text:p>0,207562116345211</text:p>
          </table:table-cell>
          <table:table-cell office:value-type="float" office:value="0.638339722576968" calcext:value-type="float">
            <text:p>0,638339722576968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float" office:value="0.538464249309443" calcext:value-type="float">
            <text:p>0,538464249309443</text:p>
          </table:table-cell>
          <table:table-cell office:value-type="float" office:value="5.36158796903987E-301" calcext:value-type="float">
            <text:p>5,36158796903987E-301</text:p>
          </table:table-cell>
          <table:table-cell office:value-type="float" office:value="0.0794752579471038" calcext:value-type="float">
            <text:p>0,0794752579471038</text:p>
          </table:table-cell>
          <table:table-cell office:value-type="float" office:value="0.113524894543546" calcext:value-type="float">
            <text:p>0,113524894543546</text:p>
          </table:table-cell>
          <table:table-cell office:value-type="float" office:value="0.297164493988444" calcext:value-type="float">
            <text:p>0,297164493988444</text:p>
          </table:table-cell>
          <table:table-cell office:value-type="float" office:value="0.0488856498198341" calcext:value-type="float">
            <text:p>0,0488856498198341</text:p>
          </table:table-cell>
          <table:table-cell office:value-type="float" office:value="0.578957571838626" calcext:value-type="float">
            <text:p>0,578957571838626</text:p>
          </table:table-cell>
          <table:table-cell office:value-type="float" office:value="0.0665349569244964" calcext:value-type="float">
            <text:p>0,0665349569244964</text:p>
          </table:table-cell>
          <table:table-cell office:value-type="float" office:value="0.342975027874909" calcext:value-type="float">
            <text:p>0,342975027874909</text:p>
          </table:table-cell>
        </table:table-row>
        <table:table-row table:style-name="ro2">
          <table:table-cell office:value-type="string" calcext:value-type="string">
            <text:p>Mass</text:p>
          </table:table-cell>
          <table:table-cell office:value-type="float" office:value="0.211888066367909" calcext:value-type="float">
            <text:p>0,211888066367909</text:p>
          </table:table-cell>
          <table:table-cell office:value-type="float" office:value="0.0794752579471038" calcext:value-type="float">
            <text:p>0,0794752579471038</text:p>
          </table:table-cell>
          <table:table-cell office:value-type="float" office:value="0" calcext:value-type="float">
            <text:p>0</text:p>
          </table:table-cell>
          <table:table-cell office:value-type="float" office:value="0.00193054355520015" calcext:value-type="float">
            <text:p>0,00193054355520015</text:p>
          </table:table-cell>
          <table:table-cell office:value-type="float" office:value="0.154876644974196" calcext:value-type="float">
            <text:p>0,154876644974196</text:p>
          </table:table-cell>
          <table:table-cell office:value-type="float" office:value="0.877497288235046" calcext:value-type="float">
            <text:p>0,877497288235046</text:p>
          </table:table-cell>
          <table:table-cell office:value-type="float" office:value="0.188012488450431" calcext:value-type="float">
            <text:p>0,188012488450431</text:p>
          </table:table-cell>
          <table:table-cell office:value-type="float" office:value="0.404305688857055" calcext:value-type="float">
            <text:p>0,404305688857055</text:p>
          </table:table-cell>
          <table:table-cell office:value-type="float" office:value="0.821821151222784" calcext:value-type="float">
            <text:p>0,821821151222784</text:p>
          </table:table-cell>
        </table:table-row>
        <table:table-row table:style-name="ro2">
          <table:table-cell office:value-type="string" calcext:value-type="string">
            <text:p>WBV</text:p>
          </table:table-cell>
          <table:table-cell office:value-type="float" office:value="0.0000858210497741415" calcext:value-type="float">
            <text:p>8,58210497741415E-05</text:p>
          </table:table-cell>
          <table:table-cell office:value-type="float" office:value="0.113524894543546" calcext:value-type="float">
            <text:p>0,113524894543546</text:p>
          </table:table-cell>
          <table:table-cell office:value-type="float" office:value="0.00193054355520015" calcext:value-type="float">
            <text:p>0,00193054355520015</text:p>
          </table:table-cell>
          <table:table-cell office:value-type="float" office:value="0" calcext:value-type="float">
            <text:p>0</text:p>
          </table:table-cell>
          <table:table-cell office:value-type="float" office:value="0.268151637711461" calcext:value-type="float">
            <text:p>0,268151637711461</text:p>
          </table:table-cell>
          <table:table-cell office:value-type="float" office:value="0.514313394513786" calcext:value-type="float">
            <text:p>0,514313394513786</text:p>
          </table:table-cell>
          <table:table-cell office:value-type="float" office:value="0.319978347112514" calcext:value-type="float">
            <text:p>0,319978347112514</text:p>
          </table:table-cell>
          <table:table-cell office:value-type="float" office:value="0.250923005986689" calcext:value-type="float">
            <text:p>0,250923005986689</text:p>
          </table:table-cell>
          <table:table-cell office:value-type="float" office:value="0.786979220007616" calcext:value-type="float">
            <text:p>0,786979220007616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966293502342839" calcext:value-type="float">
            <text:p>0,966293502342839</text:p>
          </table:table-cell>
          <table:table-cell office:value-type="float" office:value="0.297164493988444" calcext:value-type="float">
            <text:p>0,297164493988444</text:p>
          </table:table-cell>
          <table:table-cell office:value-type="float" office:value="0.154876644974196" calcext:value-type="float">
            <text:p>0,154876644974196</text:p>
          </table:table-cell>
          <table:table-cell office:value-type="float" office:value="0.268151637711461" calcext:value-type="float">
            <text:p>0,268151637711461</text:p>
          </table:table-cell>
          <table:table-cell office:value-type="float" office:value="0" calcext:value-type="float">
            <text:p>0</text:p>
          </table:table-cell>
          <table:table-cell office:value-type="float" office:value="0.000825145736504961" calcext:value-type="float">
            <text:p>0,000825145736504961</text:p>
          </table:table-cell>
          <table:table-cell office:value-type="float" office:value="5.80830720732452E-043" calcext:value-type="float">
            <text:p>5,80830720732452E-43</text:p>
          </table:table-cell>
          <table:table-cell office:value-type="float" office:value="0.00000000795890064025303" calcext:value-type="float">
            <text:p>7,95890064025303E-09</text:p>
          </table:table-cell>
          <table:table-cell office:value-type="float" office:value="0.000615424355776762" calcext:value-type="float">
            <text:p>0,000615424355776762</text:p>
          </table:table-cell>
        </table:table-row>
        <table:table-row table:style-name="ro2">
          <table:table-cell office:value-type="string" calcext:value-type="string">
            <text:p>%Trab</text:p>
          </table:table-cell>
          <table:table-cell office:value-type="float" office:value="0.161574913704672" calcext:value-type="float">
            <text:p>0,161574913704672</text:p>
          </table:table-cell>
          <table:table-cell office:value-type="float" office:value="0.0488856498198341" calcext:value-type="float">
            <text:p>0,0488856498198341</text:p>
          </table:table-cell>
          <table:table-cell office:value-type="float" office:value="0.877497288235046" calcext:value-type="float">
            <text:p>0,877497288235046</text:p>
          </table:table-cell>
          <table:table-cell office:value-type="float" office:value="0.514313394513786" calcext:value-type="float">
            <text:p>0,514313394513786</text:p>
          </table:table-cell>
          <table:table-cell office:value-type="float" office:value="0.000825145736504961" calcext:value-type="float">
            <text:p>0,000825145736504961</text:p>
          </table:table-cell>
          <table:table-cell office:value-type="float" office:value="0" calcext:value-type="float">
            <text:p>0</text:p>
          </table:table-cell>
          <table:table-cell office:value-type="float" office:value="0.035381398867457" calcext:value-type="float">
            <text:p>0,035381398867457</text:p>
          </table:table-cell>
          <table:table-cell office:value-type="float" office:value="7.72373162084092E-026" calcext:value-type="float">
            <text:p>7,72373162084092E-26</text:p>
          </table:table-cell>
          <table:table-cell office:value-type="float" office:value="0.0000000000000541587746952316" calcext:value-type="float">
            <text:p>5,41587746952316E-14</text:p>
          </table:table-cell>
        </table:table-row>
        <table:table-row table:style-name="ro2">
          <table:table-cell office:value-type="string" calcext:value-type="string">
            <text:p>TC</text:p>
          </table:table-cell>
          <table:table-cell office:value-type="float" office:value="0.860900360899554" calcext:value-type="float">
            <text:p>0,860900360899554</text:p>
          </table:table-cell>
          <table:table-cell office:value-type="float" office:value="0.578957571838626" calcext:value-type="float">
            <text:p>0,578957571838626</text:p>
          </table:table-cell>
          <table:table-cell office:value-type="float" office:value="0.188012488450431" calcext:value-type="float">
            <text:p>0,188012488450431</text:p>
          </table:table-cell>
          <table:table-cell office:value-type="float" office:value="0.319978347112514" calcext:value-type="float">
            <text:p>0,319978347112514</text:p>
          </table:table-cell>
          <table:table-cell office:value-type="float" office:value="5.80830720732452E-043" calcext:value-type="float">
            <text:p>5,80830720732452E-43</text:p>
          </table:table-cell>
          <table:table-cell office:value-type="float" office:value="0.035381398867457" calcext:value-type="float">
            <text:p>0,035381398867457</text:p>
          </table:table-cell>
          <table:table-cell office:value-type="float" office:value="0" calcext:value-type="float">
            <text:p>0</text:p>
          </table:table-cell>
          <table:table-cell office:value-type="float" office:value="0.00000533217206977371" calcext:value-type="float">
            <text:p>5,33217206977371E-06</text:p>
          </table:table-cell>
          <table:table-cell office:value-type="float" office:value="0.0183865535290857" calcext:value-type="float">
            <text:p>0,0183865535290857</text:p>
          </table:table-cell>
        </table:table-row>
        <table:table-row table:style-name="ro2">
          <table:table-cell office:value-type="string" calcext:value-type="string">
            <text:p>RMeanT</text:p>
          </table:table-cell>
          <table:table-cell office:value-type="float" office:value="0.207562116345211" calcext:value-type="float">
            <text:p>0,207562116345211</text:p>
          </table:table-cell>
          <table:table-cell office:value-type="float" office:value="0.0665349569244964" calcext:value-type="float">
            <text:p>0,0665349569244964</text:p>
          </table:table-cell>
          <table:table-cell office:value-type="float" office:value="0.404305688857055" calcext:value-type="float">
            <text:p>0,404305688857055</text:p>
          </table:table-cell>
          <table:table-cell office:value-type="float" office:value="0.250923005986689" calcext:value-type="float">
            <text:p>0,250923005986689</text:p>
          </table:table-cell>
          <table:table-cell office:value-type="float" office:value="0.00000000795890064025303" calcext:value-type="float">
            <text:p>7,95890064025303E-09</text:p>
          </table:table-cell>
          <table:table-cell office:value-type="float" office:value="7.72373162084092E-026" calcext:value-type="float">
            <text:p>7,72373162084092E-26</text:p>
          </table:table-cell>
          <table:table-cell office:value-type="float" office:value="0.00000533217206977371" calcext:value-type="float">
            <text:p>5,3321720697737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86627048074498" calcext:value-type="float">
            <text:p>4,86627048074498E-11</text:p>
          </table:table-cell>
        </table:table-row>
        <table:table-row table:style-name="ro2">
          <table:table-cell office:value-type="string" calcext:value-type="string">
            <text:p>RMaxT</text:p>
          </table:table-cell>
          <table:table-cell office:value-type="float" office:value="0.638339722576968" calcext:value-type="float">
            <text:p>0,638339722576968</text:p>
          </table:table-cell>
          <table:table-cell office:value-type="float" office:value="0.342975027874909" calcext:value-type="float">
            <text:p>0,342975027874909</text:p>
          </table:table-cell>
          <table:table-cell office:value-type="float" office:value="0.821821151222784" calcext:value-type="float">
            <text:p>0,821821151222784</text:p>
          </table:table-cell>
          <table:table-cell office:value-type="float" office:value="0.786979220007616" calcext:value-type="float">
            <text:p>0,786979220007616</text:p>
          </table:table-cell>
          <table:table-cell office:value-type="float" office:value="0.000615424355776762" calcext:value-type="float">
            <text:p>0,000615424355776762</text:p>
          </table:table-cell>
          <table:table-cell office:value-type="float" office:value="0.0000000000000541587746952302" calcext:value-type="float">
            <text:p>5,41587746952302E-14</text:p>
          </table:table-cell>
          <table:table-cell office:value-type="float" office:value="0.0183865535290857" calcext:value-type="float">
            <text:p>0,0183865535290857</text:p>
          </table:table-cell>
          <table:table-cell office:value-type="float" office:value="0.0000000000486627048074498" calcext:value-type="float">
            <text:p>4,86627048074498E-1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croanatomical_descriptives_stats_by_contex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ISTIQUES POUR LA VARIABLE: RMea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5" office:value-type="string" calcext:value-type="string">
            <text:p>Contexte</text:p>
          </table:table-cell>
          <table:table-cell table:style-name="ce5" office:value-type="string" calcext:value-type="string">
            <text:p>Effectif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Écart-typ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1er Quartile</text:p>
          </table:table-cell>
          <table:table-cell table:style-name="ce5" office:value-type="string" calcext:value-type="string">
            <text:p>Médiane</text:p>
          </table:table-cell>
          <table:table-cell table:style-name="ce5" office:value-type="string" calcext:value-type="string">
            <text:p>3ème Quartile</text:p>
          </table:table-cell>
          <table:table-cell table:style-name="ce5"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solithic</text:p>
          </table:table-cell>
          <table:table-cell office:value-type="float" office:value="18" calcext:value-type="float">
            <text:p>18</text:p>
          </table:table-cell>
          <table:table-cell office:value-type="float" office:value="6.789" calcext:value-type="float">
            <text:p>6,789</text:p>
          </table:table-cell>
          <table:table-cell office:value-type="float" office:value="1.492" calcext:value-type="float">
            <text:p>1,492</text:p>
          </table:table-cell>
          <table:table-cell office:value-type="float" office:value="4.544" calcext:value-type="float">
            <text:p>4,544</text:p>
          </table:table-cell>
          <table:table-cell office:value-type="float" office:value="5.55" calcext:value-type="float">
            <text:p>5,55</text:p>
          </table:table-cell>
          <table:table-cell office:value-type="float" office:value="6.75" calcext:value-type="float">
            <text:p>6,75</text:p>
          </table:table-cell>
          <table:table-cell office:value-type="float" office:value="7.793" calcext:value-type="float">
            <text:p>7,793</text:p>
          </table:table-cell>
          <table:table-cell office:value-type="float" office:value="9.025" calcext:value-type="float">
            <text:p>9,02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office:value-type="float" office:value="10.44" calcext:value-type="float">
            <text:p>10,44</text:p>
          </table:table-cell>
          <table:table-cell office:value-type="float" office:value="1.942" calcext:value-type="float">
            <text:p>1,942</text:p>
          </table:table-cell>
          <table:table-cell table:number-columns-repeated="2" office:value-type="float" office:value="8.6" calcext:value-type="float">
            <text:p>8,6</text:p>
          </table:table-cell>
          <table:table-cell office:value-type="float" office:value="10.1" calcext:value-type="float">
            <text:p>10,1</text:p>
          </table:table-cell>
          <table:table-cell office:value-type="float" office:value="12.2" calcext:value-type="float">
            <text:p>12,2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float" office:value="15" calcext:value-type="float">
            <text:p>15</text:p>
          </table:table-cell>
          <table:table-cell office:value-type="float" office:value="8.827" calcext:value-type="float">
            <text:p>8,827</text:p>
          </table:table-cell>
          <table:table-cell office:value-type="float" office:value="3.451" calcext:value-type="float">
            <text:p>3,451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,05</text:p>
          </table:table-cell>
          <table:table-cell office:value-type="float" office:value="7.7" calcext:value-type="float">
            <text:p>7,7</text:p>
          </table:table-cell>
          <table:table-cell office:value-type="float" office:value="10.55" calcext:value-type="float">
            <text:p>10,55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,97</text:p>
          </table:table-cell>
          <table:table-cell office:value-type="float" office:value="1.68" calcext:value-type="float">
            <text:p>1,68</text:p>
          </table:table-cell>
          <table:table-cell office:value-type="float" office:value="6.2" calcext:value-type="float">
            <text:p>6,2</text:p>
          </table:table-cell>
          <table:table-cell office:value-type="float" office:value="6.775" calcext:value-type="float">
            <text:p>6,775</text:p>
          </table:table-cell>
          <table:table-cell office:value-type="float" office:value="7.35" calcext:value-type="float">
            <text:p>7,35</text:p>
          </table:table-cell>
          <table:table-cell office:value-type="float" office:value="8.6" calcext:value-type="float">
            <text:p>8,6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float" office:value="11" calcext:value-type="float">
            <text:p>11</text:p>
          </table:table-cell>
          <table:table-cell office:value-type="float" office:value="8.018" calcext:value-type="float">
            <text:p>8,018</text:p>
          </table:table-cell>
          <table:table-cell office:value-type="float" office:value="2.233" calcext:value-type="float">
            <text:p>2,233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office:value-type="float" office:value="7.9" calcext:value-type="float">
            <text:p>7,9</text:p>
          </table:table-cell>
          <table:table-cell office:value-type="float" office:value="9.25" calcext:value-type="float">
            <text:p>9,25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TATISTIQUES POUR LA VARIABLE: RMax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5" office:value-type="string" calcext:value-type="string">
            <text:p>Contexte</text:p>
          </table:table-cell>
          <table:table-cell table:style-name="ce5" office:value-type="string" calcext:value-type="string">
            <text:p>Effectif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Écart-typ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1er Quartile</text:p>
          </table:table-cell>
          <table:table-cell table:style-name="ce5" office:value-type="string" calcext:value-type="string">
            <text:p>Médiane</text:p>
          </table:table-cell>
          <table:table-cell table:style-name="ce5" office:value-type="string" calcext:value-type="string">
            <text:p>3ème Quartile</text:p>
          </table:table-cell>
          <table:table-cell table:style-name="ce5"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solithic</text:p>
          </table:table-cell>
          <table:table-cell office:value-type="float" office:value="18" calcext:value-type="float">
            <text:p>18</text:p>
          </table:table-cell>
          <table:table-cell office:value-type="float" office:value="38.204" calcext:value-type="float">
            <text:p>38,204</text:p>
          </table:table-cell>
          <table:table-cell office:value-type="float" office:value="9.933" calcext:value-type="float">
            <text:p>9,933</text:p>
          </table:table-cell>
          <table:table-cell office:value-type="float" office:value="19.781" calcext:value-type="float">
            <text:p>19,781</text:p>
          </table:table-cell>
          <table:table-cell office:value-type="float" office:value="34.179" calcext:value-type="float">
            <text:p>34,179</text:p>
          </table:table-cell>
          <table:table-cell office:value-type="float" office:value="39.499" calcext:value-type="float">
            <text:p>39,499</text:p>
          </table:table-cell>
          <table:table-cell office:value-type="float" office:value="45.075" calcext:value-type="float">
            <text:p>45,075</text:p>
          </table:table-cell>
          <table:table-cell office:value-type="float" office:value="55.509" calcext:value-type="float">
            <text:p>55,509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office:value-type="float" office:value="50.9" calcext:value-type="float">
            <text:p>50,9</text:p>
          </table:table-cell>
          <table:table-cell office:value-type="float" office:value="3.006" calcext:value-type="float">
            <text:p>3,006</text:p>
          </table:table-cell>
          <table:table-cell office:value-type="float" office:value="47.7" calcext:value-type="float">
            <text:p>47,7</text:p>
          </table:table-cell>
          <table:table-cell office:value-type="float" office:value="49.2" calcext:value-type="float">
            <text:p>49,2</text:p>
          </table:table-cell>
          <table:table-cell office:value-type="float" office:value="50.1" calcext:value-type="float">
            <text:p>50,1</text:p>
          </table:table-cell>
          <table:table-cell office:value-type="float" office:value="52" calcext:value-type="float">
            <text:p>52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float" office:value="15" calcext:value-type="float">
            <text:p>15</text:p>
          </table:table-cell>
          <table:table-cell office:value-type="float" office:value="45.313" calcext:value-type="float">
            <text:p>45,313</text:p>
          </table:table-cell>
          <table:table-cell office:value-type="float" office:value="11.293" calcext:value-type="float">
            <text:p>11,293</text:p>
          </table:table-cell>
          <table:table-cell office:value-type="float" office:value="16.4" calcext:value-type="float">
            <text:p>16,4</text:p>
          </table:table-cell>
          <table:table-cell office:value-type="float" office:value="43.1" calcext:value-type="float">
            <text:p>43,1</text:p>
          </table:table-cell>
          <table:table-cell office:value-type="float" office:value="48.2" calcext:value-type="float">
            <text:p>48,2</text:p>
          </table:table-cell>
          <table:table-cell office:value-type="float" office:value="50.6" calcext:value-type="float">
            <text:p>50,6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41.59" calcext:value-type="float">
            <text:p>41,59</text:p>
          </table:table-cell>
          <table:table-cell office:value-type="float" office:value="5.053" calcext:value-type="float">
            <text:p>5,053</text:p>
          </table:table-cell>
          <table:table-cell office:value-type="float" office:value="30.9" calcext:value-type="float">
            <text:p>30,9</text:p>
          </table:table-cell>
          <table:table-cell office:value-type="float" office:value="40.525" calcext:value-type="float">
            <text:p>40,525</text:p>
          </table:table-cell>
          <table:table-cell office:value-type="float" office:value="42.8" calcext:value-type="float">
            <text:p>42,8</text:p>
          </table:table-cell>
          <table:table-cell office:value-type="float" office:value="45.15" calcext:value-type="float">
            <text:p>45,15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float" office:value="11" calcext:value-type="float">
            <text:p>11</text:p>
          </table:table-cell>
          <table:table-cell office:value-type="float" office:value="38.236" calcext:value-type="float">
            <text:p>38,236</text:p>
          </table:table-cell>
          <table:table-cell office:value-type="float" office:value="9.606" calcext:value-type="float">
            <text:p>9,606</text:p>
          </table:table-cell>
          <table:table-cell office:value-type="float" office:value="20.7" calcext:value-type="float">
            <text:p>20,7</text:p>
          </table:table-cell>
          <table:table-cell office:value-type="float" office:value="32.15" calcext:value-type="float">
            <text:p>32,15</text:p>
          </table:table-cell>
          <table:table-cell office:value-type="float" office:value="36.5" calcext:value-type="float">
            <text:p>36,5</text:p>
          </table:table-cell>
          <table:table-cell office:value-type="float" office:value="44.85" calcext:value-type="float">
            <text:p>44,85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TATISTIQUES POUR LA VARIABLE: 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5" office:value-type="string" calcext:value-type="string">
            <text:p>Contexte</text:p>
          </table:table-cell>
          <table:table-cell table:style-name="ce5" office:value-type="string" calcext:value-type="string">
            <text:p>Effectif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Écart-typ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1er Quartile</text:p>
          </table:table-cell>
          <table:table-cell table:style-name="ce5" office:value-type="string" calcext:value-type="string">
            <text:p>Médiane</text:p>
          </table:table-cell>
          <table:table-cell table:style-name="ce5" office:value-type="string" calcext:value-type="string">
            <text:p>3ème Quartile</text:p>
          </table:table-cell>
          <table:table-cell table:style-name="ce5"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solithic</text:p>
          </table:table-cell>
          <table:table-cell office:value-type="float" office:value="18" calcext:value-type="float">
            <text:p>18</text:p>
          </table:table-cell>
          <table:table-cell office:value-type="float" office:value="72.474" calcext:value-type="float">
            <text:p>72,474</text:p>
          </table:table-cell>
          <table:table-cell office:value-type="float" office:value="9.251" calcext:value-type="float">
            <text:p>9,251</text:p>
          </table:table-cell>
          <table:table-cell office:value-type="float" office:value="55.61" calcext:value-type="float">
            <text:p>55,61</text:p>
          </table:table-cell>
          <table:table-cell office:value-type="float" office:value="63.334" calcext:value-type="float">
            <text:p>63,334</text:p>
          </table:table-cell>
          <table:table-cell office:value-type="float" office:value="75.343" calcext:value-type="float">
            <text:p>75,343</text:p>
          </table:table-cell>
          <table:table-cell office:value-type="float" office:value="79.63" calcext:value-type="float">
            <text:p>79,63</text:p>
          </table:table-cell>
          <table:table-cell office:value-type="float" office:value="84.48" calcext:value-type="float">
            <text:p>84,48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office:value-type="float" office:value="83.508" calcext:value-type="float">
            <text:p>83,508</text:p>
          </table:table-cell>
          <table:table-cell office:value-type="float" office:value="2.139" calcext:value-type="float">
            <text:p>2,139</text:p>
          </table:table-cell>
          <table:table-cell office:value-type="float" office:value="81.68" calcext:value-type="float">
            <text:p>81,68</text:p>
          </table:table-cell>
          <table:table-cell office:value-type="float" office:value="82.68" calcext:value-type="float">
            <text:p>82,68</text:p>
          </table:table-cell>
          <table:table-cell office:value-type="float" office:value="82.88" calcext:value-type="float">
            <text:p>82,88</text:p>
          </table:table-cell>
          <table:table-cell office:value-type="float" office:value="83.09" calcext:value-type="float">
            <text:p>83,09</text:p>
          </table:table-cell>
          <table:table-cell office:value-type="float" office:value="87.21" calcext:value-type="float">
            <text:p>87,21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float" office:value="15" calcext:value-type="float">
            <text:p>15</text:p>
          </table:table-cell>
          <table:table-cell office:value-type="float" office:value="77.893" calcext:value-type="float">
            <text:p>77,893</text:p>
          </table:table-cell>
          <table:table-cell office:value-type="float" office:value="9.788" calcext:value-type="float">
            <text:p>9,788</text:p>
          </table:table-cell>
          <table:table-cell office:value-type="float" office:value="61.39" calcext:value-type="float">
            <text:p>61,39</text:p>
          </table:table-cell>
          <table:table-cell office:value-type="float" office:value="71.825" calcext:value-type="float">
            <text:p>71,825</text:p>
          </table:table-cell>
          <table:table-cell office:value-type="float" office:value="75.56" calcext:value-type="float">
            <text:p>75,56</text:p>
          </table:table-cell>
          <table:table-cell office:value-type="float" office:value="85.91" calcext:value-type="float">
            <text:p>85,91</text:p>
          </table:table-cell>
          <table:table-cell office:value-type="float" office:value="91.99" calcext:value-type="float">
            <text:p>91,99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86.596" calcext:value-type="float">
            <text:p>86,596</text:p>
          </table:table-cell>
          <table:table-cell office:value-type="float" office:value="4.724" calcext:value-type="float">
            <text:p>4,724</text:p>
          </table:table-cell>
          <table:table-cell office:value-type="float" office:value="78.8" calcext:value-type="float">
            <text:p>78,8</text:p>
          </table:table-cell>
          <table:table-cell office:value-type="float" office:value="82.673" calcext:value-type="float">
            <text:p>82,673</text:p>
          </table:table-cell>
          <table:table-cell office:value-type="float" office:value="87.79" calcext:value-type="float">
            <text:p>87,79</text:p>
          </table:table-cell>
          <table:table-cell office:value-type="float" office:value="90.45" calcext:value-type="float">
            <text:p>90,45</text:p>
          </table:table-cell>
          <table:table-cell office:value-type="float" office:value="92.29" calcext:value-type="float">
            <text:p>92,29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float" office:value="11" calcext:value-type="float">
            <text:p>11</text:p>
          </table:table-cell>
          <table:table-cell office:value-type="float" office:value="85.299" calcext:value-type="float">
            <text:p>85,299</text:p>
          </table:table-cell>
          <table:table-cell office:value-type="float" office:value="6.681" calcext:value-type="float">
            <text:p>6,681</text:p>
          </table:table-cell>
          <table:table-cell office:value-type="float" office:value="72.96" calcext:value-type="float">
            <text:p>72,96</text:p>
          </table:table-cell>
          <table:table-cell office:value-type="float" office:value="79.87" calcext:value-type="float">
            <text:p>79,87</text:p>
          </table:table-cell>
          <table:table-cell office:value-type="float" office:value="88.42" calcext:value-type="float">
            <text:p>88,42</text:p>
          </table:table-cell>
          <table:table-cell office:value-type="float" office:value="90.315" calcext:value-type="float">
            <text:p>90,315</text:p>
          </table:table-cell>
          <table:table-cell office:value-type="float" office:value="91.79" calcext:value-type="float">
            <text:p>91,7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TATISTIQUES POUR LA VARIABLE: T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5" office:value-type="string" calcext:value-type="string">
            <text:p>Contexte</text:p>
          </table:table-cell>
          <table:table-cell table:style-name="ce5" office:value-type="string" calcext:value-type="string">
            <text:p>Effectif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Écart-typ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1er Quartile</text:p>
          </table:table-cell>
          <table:table-cell table:style-name="ce5" office:value-type="string" calcext:value-type="string">
            <text:p>Médiane</text:p>
          </table:table-cell>
          <table:table-cell table:style-name="ce5" office:value-type="string" calcext:value-type="string">
            <text:p>3ème Quartile</text:p>
          </table:table-cell>
          <table:table-cell table:style-name="ce5"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solithic</text:p>
          </table:table-cell>
          <table:table-cell office:value-type="float" office:value="18" calcext:value-type="float">
            <text:p>18</text:p>
          </table:table-cell>
          <table:table-cell office:value-type="float" office:value="63.537" calcext:value-type="float">
            <text:p>63,537</text:p>
          </table:table-cell>
          <table:table-cell office:value-type="float" office:value="9.934" calcext:value-type="float">
            <text:p>9,934</text:p>
          </table:table-cell>
          <table:table-cell office:value-type="float" office:value="45.153" calcext:value-type="float">
            <text:p>45,153</text:p>
          </table:table-cell>
          <table:table-cell office:value-type="float" office:value="54.011" calcext:value-type="float">
            <text:p>54,011</text:p>
          </table:table-cell>
          <table:table-cell office:value-type="float" office:value="66.466" calcext:value-type="float">
            <text:p>66,466</text:p>
          </table:table-cell>
          <table:table-cell office:value-type="float" office:value="71.7" calcext:value-type="float">
            <text:p>71,7</text:p>
          </table:table-cell>
          <table:table-cell office:value-type="float" office:value="77.232" calcext:value-type="float">
            <text:p>77,23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office:value-type="float" office:value="72.73" calcext:value-type="float">
            <text:p>72,73</text:p>
          </table:table-cell>
          <table:table-cell office:value-type="float" office:value="2.818" calcext:value-type="float">
            <text:p>2,818</text:p>
          </table:table-cell>
          <table:table-cell office:value-type="float" office:value="69.395" calcext:value-type="float">
            <text:p>69,395</text:p>
          </table:table-cell>
          <table:table-cell office:value-type="float" office:value="71.37" calcext:value-type="float">
            <text:p>71,37</text:p>
          </table:table-cell>
          <table:table-cell office:value-type="float" office:value="72.222" calcext:value-type="float">
            <text:p>72,222</text:p>
          </table:table-cell>
          <table:table-cell office:value-type="float" office:value="73.751" calcext:value-type="float">
            <text:p>73,751</text:p>
          </table:table-cell>
          <table:table-cell office:value-type="float" office:value="76.912" calcext:value-type="float">
            <text:p>76,912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float" office:value="15" calcext:value-type="float">
            <text:p>15</text:p>
          </table:table-cell>
          <table:table-cell office:value-type="float" office:value="67.946" calcext:value-type="float">
            <text:p>67,946</text:p>
          </table:table-cell>
          <table:table-cell office:value-type="float" office:value="10.565" calcext:value-type="float">
            <text:p>10,565</text:p>
          </table:table-cell>
          <table:table-cell office:value-type="float" office:value="48.821" calcext:value-type="float">
            <text:p>48,821</text:p>
          </table:table-cell>
          <table:table-cell office:value-type="float" office:value="61.031" calcext:value-type="float">
            <text:p>61,031</text:p>
          </table:table-cell>
          <table:table-cell office:value-type="float" office:value="65.093" calcext:value-type="float">
            <text:p>65,093</text:p>
          </table:table-cell>
          <table:table-cell office:value-type="float" office:value="76.319" calcext:value-type="float">
            <text:p>76,319</text:p>
          </table:table-cell>
          <table:table-cell office:value-type="float" office:value="82.664" calcext:value-type="float">
            <text:p>82,664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80.299" calcext:value-type="float">
            <text:p>80,299</text:p>
          </table:table-cell>
          <table:table-cell office:value-type="float" office:value="5.808" calcext:value-type="float">
            <text:p>5,808</text:p>
          </table:table-cell>
          <table:table-cell office:value-type="float" office:value="70.092" calcext:value-type="float">
            <text:p>70,092</text:p>
          </table:table-cell>
          <table:table-cell office:value-type="float" office:value="75.742" calcext:value-type="float">
            <text:p>75,742</text:p>
          </table:table-cell>
          <table:table-cell office:value-type="float" office:value="81.965" calcext:value-type="float">
            <text:p>81,965</text:p>
          </table:table-cell>
          <table:table-cell office:value-type="float" office:value="84.689" calcext:value-type="float">
            <text:p>84,689</text:p>
          </table:table-cell>
          <table:table-cell office:value-type="float" office:value="88.383" calcext:value-type="float">
            <text:p>88,383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float" office:value="11" calcext:value-type="float">
            <text:p>11</text:p>
          </table:table-cell>
          <table:table-cell office:value-type="float" office:value="78.774" calcext:value-type="float">
            <text:p>78,774</text:p>
          </table:table-cell>
          <table:table-cell office:value-type="float" office:value="7.722" calcext:value-type="float">
            <text:p>7,722</text:p>
          </table:table-cell>
          <table:table-cell office:value-type="float" office:value="65.34" calcext:value-type="float">
            <text:p>65,34</text:p>
          </table:table-cell>
          <table:table-cell office:value-type="float" office:value="73.315" calcext:value-type="float">
            <text:p>73,315</text:p>
          </table:table-cell>
          <table:table-cell office:value-type="float" office:value="78.939" calcext:value-type="float">
            <text:p>78,939</text:p>
          </table:table-cell>
          <table:table-cell office:value-type="float" office:value="85.583" calcext:value-type="float">
            <text:p>85,583</text:p>
          </table:table-cell>
          <table:table-cell office:value-type="float" office:value="87.279" calcext:value-type="float">
            <text:p>87,27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TATISTIQUES POUR LA VARIABLE: %Tr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5" office:value-type="string" calcext:value-type="string">
            <text:p>Contexte</text:p>
          </table:table-cell>
          <table:table-cell table:style-name="ce5" office:value-type="string" calcext:value-type="string">
            <text:p>Effectif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Écart-typ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1er Quartile</text:p>
          </table:table-cell>
          <table:table-cell table:style-name="ce5" office:value-type="string" calcext:value-type="string">
            <text:p>Médiane</text:p>
          </table:table-cell>
          <table:table-cell table:style-name="ce5" office:value-type="string" calcext:value-type="string">
            <text:p>3ème Quartile</text:p>
          </table:table-cell>
          <table:table-cell table:style-name="ce5"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solithic</text:p>
          </table:table-cell>
          <table:table-cell office:value-type="float" office:value="18" calcext:value-type="float">
            <text:p>18</text:p>
          </table:table-cell>
          <table:table-cell office:value-type="float" office:value="62.226" calcext:value-type="float">
            <text:p>62,226</text:p>
          </table:table-cell>
          <table:table-cell office:value-type="float" office:value="4.76" calcext:value-type="float">
            <text:p>4,76</text:p>
          </table:table-cell>
          <table:table-cell office:value-type="float" office:value="53.821" calcext:value-type="float">
            <text:p>53,821</text:p>
          </table:table-cell>
          <table:table-cell office:value-type="float" office:value="59.093" calcext:value-type="float">
            <text:p>59,093</text:p>
          </table:table-cell>
          <table:table-cell office:value-type="float" office:value="62.312" calcext:value-type="float">
            <text:p>62,312</text:p>
          </table:table-cell>
          <table:table-cell office:value-type="float" office:value="65.606" calcext:value-type="float">
            <text:p>65,606</text:p>
          </table:table-cell>
          <table:table-cell office:value-type="float" office:value="71.615" calcext:value-type="float">
            <text:p>71,61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office:value-type="float" office:value="52.714" calcext:value-type="float">
            <text:p>52,714</text:p>
          </table:table-cell>
          <table:table-cell office:value-type="float" office:value="5.43" calcext:value-type="float">
            <text:p>5,43</text:p>
          </table:table-cell>
          <table:table-cell office:value-type="float" office:value="46.135" calcext:value-type="float">
            <text:p>46,135</text:p>
          </table:table-cell>
          <table:table-cell office:value-type="float" office:value="48.87" calcext:value-type="float">
            <text:p>48,87</text:p>
          </table:table-cell>
          <table:table-cell office:value-type="float" office:value="52.218" calcext:value-type="float">
            <text:p>52,218</text:p>
          </table:table-cell>
          <table:table-cell office:value-type="float" office:value="58.048" calcext:value-type="float">
            <text:p>58,048</text:p>
          </table:table-cell>
          <table:table-cell office:value-type="float" office:value="58.297" calcext:value-type="float">
            <text:p>58,297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float" office:value="15" calcext:value-type="float">
            <text:p>15</text:p>
          </table:table-cell>
          <table:table-cell office:value-type="float" office:value="57.463" calcext:value-type="float">
            <text:p>57,463</text:p>
          </table:table-cell>
          <table:table-cell office:value-type="float" office:value="8.787" calcext:value-type="float">
            <text:p>8,787</text:p>
          </table:table-cell>
          <table:table-cell office:value-type="float" office:value="41.516" calcext:value-type="float">
            <text:p>41,516</text:p>
          </table:table-cell>
          <table:table-cell office:value-type="float" office:value="51.542" calcext:value-type="float">
            <text:p>51,542</text:p>
          </table:table-cell>
          <table:table-cell office:value-type="float" office:value="58.461" calcext:value-type="float">
            <text:p>58,461</text:p>
          </table:table-cell>
          <table:table-cell office:value-type="float" office:value="61.936" calcext:value-type="float">
            <text:p>61,936</text:p>
          </table:table-cell>
          <table:table-cell office:value-type="float" office:value="76.975" calcext:value-type="float">
            <text:p>76,975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62.059" calcext:value-type="float">
            <text:p>62,059</text:p>
          </table:table-cell>
          <table:table-cell office:value-type="float" office:value="5.095" calcext:value-type="float">
            <text:p>5,095</text:p>
          </table:table-cell>
          <table:table-cell office:value-type="float" office:value="50.652" calcext:value-type="float">
            <text:p>50,652</text:p>
          </table:table-cell>
          <table:table-cell office:value-type="float" office:value="61.695" calcext:value-type="float">
            <text:p>61,695</text:p>
          </table:table-cell>
          <table:table-cell office:value-type="float" office:value="63.349" calcext:value-type="float">
            <text:p>63,349</text:p>
          </table:table-cell>
          <table:table-cell office:value-type="float" office:value="65.611" calcext:value-type="float">
            <text:p>65,611</text:p>
          </table:table-cell>
          <table:table-cell office:value-type="float" office:value="66.305" calcext:value-type="float">
            <text:p>66,305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float" office:value="11" calcext:value-type="float">
            <text:p>11</text:p>
          </table:table-cell>
          <table:table-cell office:value-type="float" office:value="62.332" calcext:value-type="float">
            <text:p>62,332</text:p>
          </table:table-cell>
          <table:table-cell office:value-type="float" office:value="6.446" calcext:value-type="float">
            <text:p>6,446</text:p>
          </table:table-cell>
          <table:table-cell office:value-type="float" office:value="49.094" calcext:value-type="float">
            <text:p>49,094</text:p>
          </table:table-cell>
          <table:table-cell office:value-type="float" office:value="58.679" calcext:value-type="float">
            <text:p>58,679</text:p>
          </table:table-cell>
          <table:table-cell office:value-type="float" office:value="63.613" calcext:value-type="float">
            <text:p>63,613</text:p>
          </table:table-cell>
          <table:table-cell office:value-type="float" office:value="66.785" calcext:value-type="float">
            <text:p>66,785</text:p>
          </table:table-cell>
          <table:table-cell office:value-type="float" office:value="70.482" calcext:value-type="float">
            <text:p>70,482</text:p>
          </table:table-cell>
        </table:table-row>
      </table:table>
      <table:table table:name="Mann-Withney U" table:style-name="ta1"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st de Wilcoxon-Mann-Whitney (par contexte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text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Groupe1</text:p>
          </table:table-cell>
          <table:table-cell office:value-type="string" calcext:value-type="string">
            <text:p>Groupe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tatistique U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Différence significative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,057142857142857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hunted</text:p>
          </table:table-cell>
          <table:table-cell office:value-type="string" calcext:value-type="string">
            <text:p>WBV (cm³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,057142857142857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WBV (cm³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0.566449744479974" calcext:value-type="float">
            <text:p>0,56644974447997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WBV (cm³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83333333333333" calcext:value-type="float">
            <text:p>0,38333333333333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0.582162102588213" calcext:value-type="float">
            <text:p>0,58216210258821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WBV (cm³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432900432900433" calcext:value-type="float">
            <text:p>0,00432900432900433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mbria" svg:font-family="Cambria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3" number:min-decimal-places="3" number:min-integer-digits="1" number:grouping="true"/>
    </number:number-style>
    <number:number-style style:name="N143">
      <number:number number:decimal-places="4" number:min-decimal-places="4" number:min-integer-digits="1" number:grouping="true"/>
    </number:number-style>
    <number:number-style style:name="N144">
      <number:number number:decimal-places="8" number:min-decimal-places="8" number:min-integer-digits="1"/>
    </number:number-style>
    <number:number-style style:name="N145">
      <number:number number:decimal-places="9" number:min-decimal-places="9" number:min-integer-digits="1"/>
    </number:number-style>
    <number:number-style style:name="N146">
      <number:number number:decimal-places="10" number:min-decimal-places="10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4" number:min-decimal-places="14" number:min-integer-digits="1"/>
    </number:number-style>
    <number:number-style style:name="N150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10:20:38.972194500</meta:creation-date>
    <meta:generator>LibreOffice/25.2.0.3$Windows_X86_64 LibreOffice_project/e1cf4a87eb02d755bce1a01209907ea5ddc8f069</meta:generator>
    <dc:date>2025-04-04T15:00:28.515374100</dc:date>
    <meta:editing-duration>PT4H26M20S</meta:editing-duration>
    <meta:editing-cycles>8</meta:editing-cycles>
    <meta:document-statistic meta:table-count="10" meta:cell-count="1420" meta:object-count="0"/>
    <meta:user-defined meta:name="qrichtext">1</meta:user-defined>
  </office:meta>
</office:document-meta>
</file>